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ackground-color="#999999" fo:border="0.06pt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ébil" table:style-name="ta1">
        <table:shapes>
          <draw:frame draw:z-index="0" draw:style-name="gr1" draw:text-style-name="P1" svg:width="159.99mm" svg:height="89.99mm" svg:x="128.34mm" svg:y="41.11mm">
            <loext:p draw:notify-on-update-of-ranges="Débil.F3:Débil.F7 Débil.G2:Débil.G2 Débil.G3:Débil.G7 Débil.H2:Débil.H2 Débil.H3:Débil.H7 Débil.I2:Débil.I2 Débil.I3:Débil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number-columns-repeated="2" table:default-cell-style-name="ce7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LASIFICADOR DÉBIL</text:p>
          </table:table-cell>
          <table:covered-table-cell table:style-name="ce5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RESUMEN TEST</text:p>
          </table:table-cell>
          <table:covered-table-cell table:number-columns-repeated="3" table:style-name="ce9"/>
        </table:table-row>
        <table:table-row table:style-name="ro1">
          <table:table-cell table:style-name="ce2" office:value-type="string" calcext:value-type="string">
            <text:p>Hiperplanos</text:p>
          </table:table-cell>
          <table:table-cell table:style-name="ce2" office:value-type="string" calcext:value-type="string">
            <text:p>Intento</text:p>
          </table:table-cell>
          <table:table-cell table:style-name="ce2" office:value-type="string" calcext:value-type="string">
            <text:p>Aciertos Learn</text:p>
          </table:table-cell>
          <table:table-cell table:style-name="ce2" office:value-type="string" calcext:value-type="string">
            <text:p>Aciertos Test</text:p>
          </table:table-cell>
          <table:table-cell/>
          <table:table-cell table:style-name="ce9" office:value-type="string" calcext:value-type="string">
            <text:p>Hiperplanos</text:p>
          </table:table-cell>
          <table:table-cell table:style-name="ce9" office:value-type="string" calcext:value-type="string">
            <text:p>Promedio</text:p>
          </table:table-cell>
          <table:table-cell table:style-name="ce9" office:value-type="string" calcext:value-type="string">
            <text:p>Dif. Anterior</text:p>
          </table:table-cell>
          <table:table-cell table:style-name="ce9" office:value-type="string" calcext:value-type="string">
            <text:p>Desviació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percentage" office:value="0.5884146094" calcext:value-type="percentage">
            <text:p>58,84%</text:p>
          </table:table-cell>
          <table:table-cell office:value-type="percentage" office:value="0.5943060517" calcext:value-type="percentage">
            <text:p>59,43%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7" table:formula="of:=AVERAGE([.D3:.D7])" office:value-type="percentage" office:value="0.6097271621" calcext:value-type="percentage">
            <text:p>60,97%</text:p>
          </table:table-cell>
          <table:table-cell table:style-name="ce7"/>
          <table:table-cell table:style-name="ce7" table:formula="of:=STDEV([.D3:.D7])" office:value-type="percentage" office:value="0.314638739600396" calcext:value-type="percentage">
            <text:p>31,4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percentage" office:value="0.8246951103" calcext:value-type="percentage">
            <text:p>82,47%</text:p>
          </table:table-cell>
          <table:table-cell office:value-type="percentage" office:value="0.8232502937" calcext:value-type="percentage">
            <text:p>82,33%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7" table:formula="of:=AVERAGE([.D8:.D12])" office:value-type="percentage" office:value="0.88991696834" calcext:value-type="percentage">
            <text:p>88,99%</text:p>
          </table:table-cell>
          <table:table-cell table:style-name="ce7" table:formula="of:=ABS([.G3]-[.G4])" office:value-type="percentage" office:value="0.28018980624" calcext:value-type="percentage">
            <text:p>28,02%</text:p>
          </table:table-cell>
          <table:table-cell table:style-name="ce7" table:formula="of:=STDEV([.D8:.D12])" office:value-type="percentage" office:value="0.0348116539154132" calcext:value-type="percentage">
            <text:p>3,4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percentage" office:value="0.8567073345" calcext:value-type="percentage">
            <text:p>85,67%</text:p>
          </table:table-cell>
          <table:table-cell office:value-type="percentage" office:value="0.8778173327" calcext:value-type="percentage">
            <text:p>87,78%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7" table:formula="of:=AVERAGE([.D13:.D17])" office:value-type="percentage" office:value="0.92052195072" calcext:value-type="percentage">
            <text:p>92,05%</text:p>
          </table:table-cell>
          <table:table-cell table:style-name="ce7" table:formula="of:=ABS([.G4]-[.G5])" office:value-type="percentage" office:value="0.0306049823800001" calcext:value-type="percentage">
            <text:p>3,06%</text:p>
          </table:table-cell>
          <table:table-cell table:style-name="ce7" table:formula="of:=STDEV([.D13:.D17])" office:value-type="percentage" office:value="0.0217279456217736" calcext:value-type="percentage">
            <text:p>2,17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percentage" office:value="0.6544715166" calcext:value-type="percentage">
            <text:p>65,45%</text:p>
          </table:table-cell>
          <table:table-cell office:value-type="percentage" office:value="0.6678528786" calcext:value-type="percentage">
            <text:p>66,79%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7" table:formula="of:=AVERAGE([.D18:.D22])" office:value-type="percentage" office:value="0.941399765" calcext:value-type="percentage">
            <text:p>94,14%</text:p>
          </table:table-cell>
          <table:table-cell table:style-name="ce7" table:formula="of:=ABS([.G5]-[.G6])" office:value-type="percentage" office:value="0.02087781428" calcext:value-type="percentage">
            <text:p>2,09%</text:p>
          </table:table-cell>
          <table:table-cell table:style-name="ce7" table:formula="of:=STDEV([.D18:.D22])" office:value-type="percentage" office:value="0.00811513792862784" calcext:value-type="percentage">
            <text:p>0,8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percentage" office:value="0.0985772386" calcext:value-type="percentage">
            <text:p>9,86%</text:p>
          </table:table-cell>
          <table:table-cell office:value-type="percentage" office:value="0.0854092538" calcext:value-type="percentage">
            <text:p>8,54%</text:p>
          </table:table-cell>
          <table:table-cell/>
          <table:table-cell table:style-name="ce4" office:value-type="float" office:value="5000" calcext:value-type="float">
            <text:p>5000</text:p>
          </table:table-cell>
          <table:table-cell table:style-name="ce8" table:formula="of:=AVERAGE([.D23:.D27])" office:value-type="percentage" office:value="0.95183867216" calcext:value-type="percentage">
            <text:p>95,18%</text:p>
          </table:table-cell>
          <table:table-cell table:style-name="ce8" table:formula="of:=ABS([.G6]-[.G7])" office:value-type="percentage" office:value="0.01043890716" calcext:value-type="percentage">
            <text:p>1,04%</text:p>
          </table:table-cell>
          <table:table-cell table:style-name="ce8" table:formula="of:=STDEV([.D23:.D27])" office:value-type="percentage" office:value="0.00361753534958597" calcext:value-type="percentage">
            <text:p>0,36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9166666865" calcext:value-type="percentage">
            <text:p>91,67%</text:p>
          </table:table-cell>
          <table:table-cell office:value-type="percentage" office:value="0.8896797299" calcext:value-type="percentage">
            <text:p>88,97%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percentage" office:value="0.9308943152" calcext:value-type="percentage">
            <text:p>93,09%</text:p>
          </table:table-cell>
          <table:table-cell office:value-type="percentage" office:value="0.9264531732" calcext:value-type="percentage">
            <text:p>92,65%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percentage" office:value="0.8882113695" calcext:value-type="percentage">
            <text:p>88,82%</text:p>
          </table:table-cell>
          <table:table-cell office:value-type="percentage" office:value="0.8967971802" calcext:value-type="percentage">
            <text:p>89,68%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percentage" office:value="0.9131097794" calcext:value-type="percentage">
            <text:p>91,31%</text:p>
          </table:table-cell>
          <table:table-cell office:value-type="percentage" office:value="0.9039145708" calcext:value-type="percentage">
            <text:p>90,39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percentage" office:value="0.7962398529" calcext:value-type="percentage">
            <text:p>79,62%</text:p>
          </table:table-cell>
          <table:table-cell office:value-type="percentage" office:value="0.8327401876" calcext:value-type="percentage">
            <text:p>83,27%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percentage" office:value="0.9232723713" calcext:value-type="percentage">
            <text:p>92,33%</text:p>
          </table:table-cell>
          <table:table-cell office:value-type="percentage" office:value="0.9228944182" calcext:value-type="percentage">
            <text:p>92,29%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percentage" office:value="0.9314024448" calcext:value-type="percentage">
            <text:p>93,14%</text:p>
          </table:table-cell>
          <table:table-cell office:value-type="percentage" office:value="0.9240806699" calcext:value-type="percentage">
            <text:p>92,41%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percentage" office:value="0.9308943152" calcext:value-type="percentage">
            <text:p>93,09%</text:p>
          </table:table-cell>
          <table:table-cell office:value-type="percentage" office:value="0.9537366629" calcext:value-type="percentage">
            <text:p>95,37%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percentage" office:value="0.9161585569" calcext:value-type="percentage">
            <text:p>91,62%</text:p>
          </table:table-cell>
          <table:table-cell office:value-type="percentage" office:value="0.9003558755" calcext:value-type="percentage">
            <text:p>90,04%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percentage" office:value="0.9126016498" calcext:value-type="percentage">
            <text:p>91,26%</text:p>
          </table:table-cell>
          <table:table-cell office:value-type="percentage" office:value="0.9015421271" calcext:value-type="percentage">
            <text:p>90,15%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percentage" office:value="0.940040648" calcext:value-type="percentage">
            <text:p>94,00%</text:p>
          </table:table-cell>
          <table:table-cell office:value-type="percentage" office:value="0.940688014" calcext:value-type="percentage">
            <text:p>94,07%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percentage" office:value="0.9593495727" calcext:value-type="percentage">
            <text:p>95,93%</text:p>
          </table:table-cell>
          <table:table-cell office:value-type="percentage" office:value="0.9549229145" calcext:value-type="percentage">
            <text:p>95,49%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percentage" office:value="0.9496951103" calcext:value-type="percentage">
            <text:p>94,97%</text:p>
          </table:table-cell>
          <table:table-cell office:value-type="percentage" office:value="0.940688014" calcext:value-type="percentage">
            <text:p>94,07%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percentage" office:value="0.9390243888" calcext:value-type="percentage">
            <text:p>93,90%</text:p>
          </table:table-cell>
          <table:table-cell office:value-type="percentage" office:value="0.9371293187" calcext:value-type="percentage">
            <text:p>93,71%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percentage" office:value="0.9359756112" calcext:value-type="percentage">
            <text:p>93,60%</text:p>
          </table:table-cell>
          <table:table-cell office:value-type="percentage" office:value="0.9335705638" calcext:value-type="percentage">
            <text:p>93,36%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percentage" office:value="0.9552845359" calcext:value-type="percentage">
            <text:p>95,53%</text:p>
          </table:table-cell>
          <table:table-cell office:value-type="percentage" office:value="0.9478054643" calcext:value-type="percentage">
            <text:p>94,78%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percentage" office:value="0.9537601471" calcext:value-type="percentage">
            <text:p>95,38%</text:p>
          </table:table-cell>
          <table:table-cell office:value-type="percentage" office:value="0.9561091065" calcext:value-type="percentage">
            <text:p>95,61%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percentage" office:value="0.9573170543" calcext:value-type="percentage">
            <text:p>95,73%</text:p>
          </table:table-cell>
          <table:table-cell office:value-type="percentage" office:value="0.9489917159" calcext:value-type="percentage">
            <text:p>94,90%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percentage" office:value="0.9568089247" calcext:value-type="percentage">
            <text:p>95,68%</text:p>
          </table:table-cell>
          <table:table-cell office:value-type="percentage" office:value="0.9549229145" calcext:value-type="percentage">
            <text:p>95,49%</text:p>
          </table:table-cell>
          <table:table-cell table:number-columns-repeated="5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percentage" office:value="0.9557926655" calcext:value-type="percentage">
            <text:p>95,58%</text:p>
          </table:table-cell>
          <table:table-cell table:style-name="ce8" office:value-type="percentage" office:value="0.9513641596" calcext:value-type="percentage">
            <text:p>95,14%</text:p>
          </table:table-cell>
          <table:table-cell table:number-columns-repeated="5"/>
        </table:table-row>
      </table:table>
      <table:table table:name="Fuerte" table:style-name="ta1">
        <table:shapes>
          <draw:frame draw:z-index="0" draw:style-name="gr1" draw:text-style-name="P1" svg:width="159.99mm" svg:height="89.99mm" svg:x="-0.02mm" svg:y="33.13mm">
            <loext:p draw:notify-on-update-of-ranges="Fuerte.A3:Fuerte.A7 Fuerte.C2:Fuerte.C2 Fuerte.C3:Fuerte.C7 Fuerte.D2:Fuerte.D2 Fuerte.D3:Fuerte.D7 Fuerte.B2:Fuerte.B2 Fuerte.B3:Fuerte.B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0mm" svg:y="127.98mm">
            <loext:p draw:notify-on-update-of-ranges="Fuerte.H2:Fuerte.H2 Fuerte.H3:Fuerte.H502 Fuerte.I2:Fuerte.I2 Fuerte.I3:Fuerte.I502 Fuerte.L2:Fuerte.L2 Fuerte.L3:Fuerte.L5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0mm" svg:y="223.33mm">
            <loext:p draw:notify-on-update-of-ranges="Fuerte.H2:Fuerte.H2 Fuerte.H3:Fuerte.H502 Fuerte.J2:Fuerte.J2 Fuerte.J3:Fuerte.J502 Fuerte.K2:Fuerte.K2 Fuerte.K3:Fuerte.K502 Fuerte.M2:Fuerte.M2 Fuerte.M3:Fuerte.M502 Fuerte.N2:Fuerte.N2 Fuerte.N3:Fuerte.N5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4" table:default-cell-style-name="ce13"/>
        <table:table-column table:style-name="co4" table:number-columns-repeated="2" table:default-cell-style-name="Default"/>
        <table:table-column table:style-name="co4" table:default-cell-style-name="ce13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LASIFICADOR FUERTE</text:p>
          </table:table-cell>
          <table:covered-table-cell table:number-columns-repeated="3" table:style-name="ce9"/>
          <table:table-cell table:number-columns-repeated="3"/>
          <table:table-cell table:style-name="ce10" office:value-type="string" calcext:value-type="string" table:number-columns-spanned="7" table:number-rows-spanned="1">
            <text:p>ADABOOST DETALLADO</text:p>
          </table:table-cell>
          <table:covered-table-cell table:style-name="ce12"/>
          <table:covered-table-cell table:number-columns-repeated="2" table:style-name="ce11"/>
          <table:covered-table-cell table:style-name="ce12"/>
          <table:covered-table-cell table:number-columns-repeated="2" table:style-name="ce11"/>
        </table:table-row>
        <table:table-row table:style-name="ro1">
          <table:table-cell table:style-name="ce2" office:value-type="string" calcext:value-type="string">
            <text:p>Iteraciones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Aciertos Learn</text:p>
          </table:table-cell>
          <table:table-cell table:style-name="ce2" office:value-type="string" calcext:value-type="string">
            <text:p>Aciertos Test</text:p>
          </table:table-cell>
          <table:table-cell table:number-columns-repeated="3"/>
          <table:table-cell table:style-name="ce11" office:value-type="string" calcext:value-type="string">
            <text:p>Iteracion</text:p>
          </table:table-cell>
          <table:table-cell table:style-name="ce12" office:value-type="string" calcext:value-type="string">
            <text:p>Aciertos(Learn)</text:p>
          </table:table-cell>
          <table:table-cell table:style-name="ce11" office:value-type="string" calcext:value-type="string">
            <text:p>Caras(Learn)</text:p>
          </table:table-cell>
          <table:table-cell table:style-name="ce11" office:value-type="string" calcext:value-type="string">
            <text:p>No-Caras(Learn)</text:p>
          </table:table-cell>
          <table:table-cell table:style-name="ce12" office:value-type="string" calcext:value-type="string">
            <text:p>Aciertos(Test)</text:p>
          </table:table-cell>
          <table:table-cell table:style-name="ce11" office:value-type="string" calcext:value-type="string">
            <text:p>Caras(Test)</text:p>
          </table:table-cell>
          <table:table-cell table:style-name="ce11" office:value-type="string" calcext:value-type="string">
            <text:p>No-Caras(Test)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.872" calcext:value-type="float">
            <text:p>4,872</text:p>
          </table:table-cell>
          <table:table-cell table:style-name="ce7" office:value-type="percentage" office:value="0.9740854" calcext:value-type="percentage">
            <text:p>97,41%</text:p>
          </table:table-cell>
          <table:table-cell table:style-name="ce7" office:value-type="percentage" office:value="0.9584816" calcext:value-type="percentage">
            <text:p>95,85%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7" office:value-type="percentage" office:value="0.93598" calcext:value-type="percentage">
            <text:p>93,60%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3" calcext:value-type="float">
            <text:p>53</text:p>
          </table:table-cell>
          <table:table-cell table:style-name="ce7" office:value-type="percentage" office:value="0.91696" calcext:value-type="percentage">
            <text:p>91,70%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.968" calcext:value-type="float">
            <text:p>10,968</text:p>
          </table:table-cell>
          <table:table-cell table:style-name="ce7" office:value-type="percentage" office:value="0.9710366" calcext:value-type="percentage">
            <text:p>97,10%</text:p>
          </table:table-cell>
          <table:table-cell table:style-name="ce7" office:value-type="percentage" office:value="0.96441284" calcext:value-type="percentage">
            <text:p>96,44%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7" office:value-type="percentage" office:value="0.94766" calcext:value-type="percentage">
            <text:p>94,77%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3" calcext:value-type="float">
            <text:p>63</text:p>
          </table:table-cell>
          <table:table-cell table:style-name="ce7" office:value-type="percentage" office:value="0.93713" calcext:value-type="percentage">
            <text:p>93,71%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63.049" calcext:value-type="float">
            <text:p>63,049</text:p>
          </table:table-cell>
          <table:table-cell table:style-name="ce7" office:value-type="percentage" office:value="0.9857724" calcext:value-type="percentage">
            <text:p>98,58%</text:p>
          </table:table-cell>
          <table:table-cell table:style-name="ce7" office:value-type="percentage" office:value="0.97508896" calcext:value-type="percentage">
            <text:p>97,51%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5833" calcext:value-type="percentage">
            <text:p>95,83%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7" calcext:value-type="float">
            <text:p>37</text:p>
          </table:table-cell>
          <table:table-cell table:style-name="ce7" office:value-type="percentage" office:value="0.95492" calcext:value-type="percentage">
            <text:p>95,49%</text:p>
          </table:table-cell>
          <table:table-cell table:number-columns-repeated="2" table:style-name="ce3"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8.545" calcext:value-type="float">
            <text:p>128,545</text:p>
          </table:table-cell>
          <table:table-cell table:style-name="ce7" office:value-type="percentage" office:value="0.9913618" calcext:value-type="percentage">
            <text:p>99,14%</text:p>
          </table:table-cell>
          <table:table-cell table:style-name="ce7" office:value-type="percentage" office:value="0.9881376" calcext:value-type="percentage">
            <text:p>98,81%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6087" calcext:value-type="percentage">
            <text:p>96,09%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4" calcext:value-type="float">
            <text:p>34</text:p>
          </table:table-cell>
          <table:table-cell table:style-name="ce7" office:value-type="percentage" office:value="0.95255" calcext:value-type="percentage">
            <text:p>95,26%</text:p>
          </table:table-cell>
          <table:table-cell table:number-columns-repeated="2"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963.642" calcext:value-type="float">
            <text:p>963,642</text:p>
          </table:table-cell>
          <table:table-cell table:style-name="ce8" office:value-type="percentage" office:value="0.995935" calcext:value-type="percentage">
            <text:p>99,59%</text:p>
          </table:table-cell>
          <table:table-cell table:style-name="ce8" office:value-type="percentage" office:value="0.9845789" calcext:value-type="percentage">
            <text:p>98,46%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6799" calcext:value-type="percentage">
            <text:p>96,80%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percentage" office:value="0.95848" calcext:value-type="percentage">
            <text:p>95,85%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96646" calcext:value-type="percentage">
            <text:p>96,65%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0" calcext:value-type="float">
            <text:p>30</text:p>
          </table:table-cell>
          <table:table-cell table:style-name="ce7" office:value-type="percentage" office:value="0.95848" calcext:value-type="percentage">
            <text:p>95,85%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table:style-name="ce3" office:value-type="float" office:value="7" calcext:value-type="float">
            <text:p>7</text:p>
          </table:table-cell>
          <table:table-cell table:style-name="ce7" office:value-type="percentage" office:value="0.9685" calcext:value-type="percentage">
            <text:p>96,85%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" calcext:value-type="float">
            <text:p>24</text:p>
          </table:table-cell>
          <table:table-cell table:style-name="ce7" office:value-type="percentage" office:value="0.96797" calcext:value-type="percentage">
            <text:p>96,80%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8" calcext:value-type="float">
            <text:p>8</text:p>
          </table:table-cell>
          <table:table-cell table:style-name="ce7" office:value-type="percentage" office:value="0.96341" calcext:value-type="percentage">
            <text:p>96,34%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" calcext:value-type="float">
            <text:p>38</text:p>
          </table:table-cell>
          <table:table-cell table:style-name="ce7" office:value-type="percentage" office:value="0.96085" calcext:value-type="percentage">
            <text:p>96,09%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number-columns-repeated="7"/>
          <table:table-cell table:style-name="ce3" office:value-type="float" office:value="9" calcext:value-type="float">
            <text:p>9</text:p>
          </table:table-cell>
          <table:table-cell table:style-name="ce7" office:value-type="percentage" office:value="0.96545" calcext:value-type="percentage">
            <text:p>96,55%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percentage" office:value="0.96797" calcext:value-type="percentage">
            <text:p>96,80%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10" calcext:value-type="float">
            <text:p>10</text:p>
          </table:table-cell>
          <table:table-cell table:style-name="ce7" office:value-type="percentage" office:value="0.96799" calcext:value-type="percentage">
            <text:p>96,80%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percentage" office:value="0.96679" calcext:value-type="percentage">
            <text:p>96,68%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11" calcext:value-type="float">
            <text:p>11</text:p>
          </table:table-cell>
          <table:table-cell table:style-name="ce7" office:value-type="percentage" office:value="0.9685" calcext:value-type="percentage">
            <text:p>96,85%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percentage" office:value="0.96441" calcext:value-type="percentage">
            <text:p>96,44%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style-name="ce3" office:value-type="float" office:value="12" calcext:value-type="float">
            <text:p>12</text:p>
          </table:table-cell>
          <table:table-cell table:style-name="ce7" office:value-type="percentage" office:value="0.9685" calcext:value-type="percentage">
            <text:p>96,85%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percentage" office:value="0.96679" calcext:value-type="percentage">
            <text:p>96,68%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13" calcext:value-type="float">
            <text:p>13</text:p>
          </table:table-cell>
          <table:table-cell table:style-name="ce7" office:value-type="percentage" office:value="0.9685" calcext:value-type="percentage">
            <text:p>96,85%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percentage" office:value="0.96679" calcext:value-type="percentage">
            <text:p>96,68%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14" calcext:value-type="float">
            <text:p>14</text:p>
          </table:table-cell>
          <table:table-cell table:style-name="ce7" office:value-type="percentage" office:value="0.97002" calcext:value-type="percentage">
            <text:p>97,00%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percentage" office:value="0.96679" calcext:value-type="percentage">
            <text:p>96,68%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15" calcext:value-type="float">
            <text:p>15</text:p>
          </table:table-cell>
          <table:table-cell table:style-name="ce7" office:value-type="percentage" office:value="0.97358" calcext:value-type="percentage">
            <text:p>97,36%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percentage" office:value="0.97153" calcext:value-type="percentage">
            <text:p>97,15%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16" calcext:value-type="float">
            <text:p>16</text:p>
          </table:table-cell>
          <table:table-cell table:style-name="ce7" office:value-type="percentage" office:value="0.97154" calcext:value-type="percentage">
            <text:p>97,15%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percentage" office:value="0.9656" calcext:value-type="percentage">
            <text:p>96,56%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17" calcext:value-type="float">
            <text:p>17</text:p>
          </table:table-cell>
          <table:table-cell table:style-name="ce7" office:value-type="percentage" office:value="0.97561" calcext:value-type="percentage">
            <text:p>97,56%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" calcext:value-type="float">
            <text:p>19</text:p>
          </table:table-cell>
          <table:table-cell table:style-name="ce7" office:value-type="percentage" office:value="0.97272" calcext:value-type="percentage">
            <text:p>97,27%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18" calcext:value-type="float">
            <text:p>18</text:p>
          </table:table-cell>
          <table:table-cell table:style-name="ce7" office:value-type="percentage" office:value="0.97459" calcext:value-type="percentage">
            <text:p>97,46%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percentage" office:value="0.97034" calcext:value-type="percentage">
            <text:p>97,03%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3" office:value-type="float" office:value="19" calcext:value-type="float">
            <text:p>19</text:p>
          </table:table-cell>
          <table:table-cell table:style-name="ce7" office:value-type="percentage" office:value="0.97713" calcext:value-type="percentage">
            <text:p>97,71%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percentage" office:value="0.97034" calcext:value-type="percentage">
            <text:p>97,03%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20" calcext:value-type="float">
            <text:p>20</text:p>
          </table:table-cell>
          <table:table-cell table:style-name="ce7" office:value-type="percentage" office:value="0.97459" calcext:value-type="percentage">
            <text:p>97,46%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style-name="ce7" office:value-type="percentage" office:value="0.97034" calcext:value-type="percentage">
            <text:p>97,03%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table:style-name="ce3" office:value-type="float" office:value="21" calcext:value-type="float">
            <text:p>21</text:p>
          </table:table-cell>
          <table:table-cell table:style-name="ce7" office:value-type="percentage" office:value="0.97866" calcext:value-type="percentage">
            <text:p>97,87%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percentage" office:value="0.97509" calcext:value-type="percentage">
            <text:p>97,51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3" office:value-type="float" office:value="22" calcext:value-type="float">
            <text:p>22</text:p>
          </table:table-cell>
          <table:table-cell table:style-name="ce7" office:value-type="percentage" office:value="0.97612" calcext:value-type="percentage">
            <text:p>97,61%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percentage" office:value="0.96916" calcext:value-type="percentage">
            <text:p>96,92%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table:style-name="ce3" office:value-type="float" office:value="23" calcext:value-type="float">
            <text:p>23</text:p>
          </table:table-cell>
          <table:table-cell table:style-name="ce7" office:value-type="percentage" office:value="0.97256" calcext:value-type="percentage">
            <text:p>97,26%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percentage" office:value="0.9656" calcext:value-type="percentage">
            <text:p>96,56%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24" calcext:value-type="float">
            <text:p>24</text:p>
          </table:table-cell>
          <table:table-cell table:style-name="ce7" office:value-type="percentage" office:value="0.97764" calcext:value-type="percentage">
            <text:p>97,76%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percentage" office:value="0.97034" calcext:value-type="percentage">
            <text:p>97,03%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25" calcext:value-type="float">
            <text:p>25</text:p>
          </table:table-cell>
          <table:table-cell table:style-name="ce7" office:value-type="percentage" office:value="0.97815" calcext:value-type="percentage">
            <text:p>97,82%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percentage" office:value="0.97272" calcext:value-type="percentage">
            <text:p>97,27%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26" calcext:value-type="float">
            <text:p>26</text:p>
          </table:table-cell>
          <table:table-cell table:style-name="ce7" office:value-type="percentage" office:value="0.97764" calcext:value-type="percentage">
            <text:p>97,76%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percentage" office:value="0.97153" calcext:value-type="percentage">
            <text:p>97,15%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27" calcext:value-type="float">
            <text:p>27</text:p>
          </table:table-cell>
          <table:table-cell table:style-name="ce7" office:value-type="percentage" office:value="0.97967" calcext:value-type="percentage">
            <text:p>97,97%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percentage" office:value="0.97272" calcext:value-type="percentage">
            <text:p>97,27%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28" calcext:value-type="float">
            <text:p>28</text:p>
          </table:table-cell>
          <table:table-cell table:style-name="ce7" office:value-type="percentage" office:value="0.9812" calcext:value-type="percentage">
            <text:p>98,12%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percentage" office:value="0.97034" calcext:value-type="percentage">
            <text:p>97,03%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style-name="ce3" office:value-type="float" office:value="29" calcext:value-type="float">
            <text:p>29</text:p>
          </table:table-cell>
          <table:table-cell table:style-name="ce7" office:value-type="percentage" office:value="0.98069" calcext:value-type="percentage">
            <text:p>98,07%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percentage" office:value="0.97153" calcext:value-type="percentage">
            <text:p>97,15%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style-name="ce3" office:value-type="float" office:value="30" calcext:value-type="float">
            <text:p>30</text:p>
          </table:table-cell>
          <table:table-cell table:style-name="ce7" office:value-type="percentage" office:value="0.98018" calcext:value-type="percentage">
            <text:p>98,02%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percentage" office:value="0.96679" calcext:value-type="percentage">
            <text:p>96,68%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31" calcext:value-type="float">
            <text:p>31</text:p>
          </table:table-cell>
          <table:table-cell table:style-name="ce7" office:value-type="percentage" office:value="0.98018" calcext:value-type="percentage">
            <text:p>98,02%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percentage" office:value="0.97153" calcext:value-type="percentage">
            <text:p>97,15%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3" office:value-type="float" office:value="32" calcext:value-type="float">
            <text:p>32</text:p>
          </table:table-cell>
          <table:table-cell table:style-name="ce7" office:value-type="percentage" office:value="0.97764" calcext:value-type="percentage">
            <text:p>97,76%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percentage" office:value="0.96916" calcext:value-type="percentage">
            <text:p>96,92%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3" office:value-type="float" office:value="33" calcext:value-type="float">
            <text:p>33</text:p>
          </table:table-cell>
          <table:table-cell table:style-name="ce7" office:value-type="percentage" office:value="0.9812" calcext:value-type="percentage">
            <text:p>98,12%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percentage" office:value="0.97034" calcext:value-type="percentage">
            <text:p>97,03%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3" office:value-type="float" office:value="34" calcext:value-type="float">
            <text:p>34</text:p>
          </table:table-cell>
          <table:table-cell table:style-name="ce7" office:value-type="percentage" office:value="0.98323" calcext:value-type="percentage">
            <text:p>98,32%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percentage" office:value="0.97272" calcext:value-type="percentage">
            <text:p>97,27%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35" calcext:value-type="float">
            <text:p>35</text:p>
          </table:table-cell>
          <table:table-cell table:style-name="ce7" office:value-type="percentage" office:value="0.98222" calcext:value-type="percentage">
            <text:p>98,22%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percentage" office:value="0.97272" calcext:value-type="percentage">
            <text:p>97,27%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36" calcext:value-type="float">
            <text:p>36</text:p>
          </table:table-cell>
          <table:table-cell table:style-name="ce7" office:value-type="percentage" office:value="0.9812" calcext:value-type="percentage">
            <text:p>98,12%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percentage" office:value="0.97509" calcext:value-type="percentage">
            <text:p>97,51%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37" calcext:value-type="float">
            <text:p>37</text:p>
          </table:table-cell>
          <table:table-cell table:style-name="ce7" office:value-type="percentage" office:value="0.98272" calcext:value-type="percentage">
            <text:p>98,27%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percentage" office:value="0.97272" calcext:value-type="percentage">
            <text:p>97,27%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38" calcext:value-type="float">
            <text:p>38</text:p>
          </table:table-cell>
          <table:table-cell table:style-name="ce7" office:value-type="percentage" office:value="0.97967" calcext:value-type="percentage">
            <text:p>97,97%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percentage" office:value="0.9739" calcext:value-type="percentage">
            <text:p>97,39%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3" office:value-type="float" office:value="39" calcext:value-type="float">
            <text:p>39</text:p>
          </table:table-cell>
          <table:table-cell table:style-name="ce7" office:value-type="percentage" office:value="0.98272" calcext:value-type="percentage">
            <text:p>98,27%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739" calcext:value-type="percentage">
            <text:p>97,39%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3" office:value-type="float" office:value="40" calcext:value-type="float">
            <text:p>40</text:p>
          </table:table-cell>
          <table:table-cell table:style-name="ce7" office:value-type="percentage" office:value="0.98425" calcext:value-type="percentage">
            <text:p>98,43%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percentage" office:value="0.9739" calcext:value-type="percentage">
            <text:p>97,39%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41" calcext:value-type="float">
            <text:p>41</text:p>
          </table:table-cell>
          <table:table-cell table:style-name="ce7" office:value-type="percentage" office:value="0.98679" calcext:value-type="percentage">
            <text:p>98,68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percentage" office:value="0.97628" calcext:value-type="percentage">
            <text:p>97,63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42" calcext:value-type="float">
            <text:p>42</text:p>
          </table:table-cell>
          <table:table-cell table:style-name="ce7" office:value-type="percentage" office:value="0.98526" calcext:value-type="percentage">
            <text:p>98,53%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7628" calcext:value-type="percentage">
            <text:p>97,63%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43" calcext:value-type="float">
            <text:p>43</text:p>
          </table:table-cell>
          <table:table-cell table:style-name="ce7" office:value-type="percentage" office:value="0.98526" calcext:value-type="percentage">
            <text:p>98,53%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7746" calcext:value-type="percentage">
            <text:p>97,75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44" calcext:value-type="float">
            <text:p>4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97628" calcext:value-type="percentage">
            <text:p>97,63%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45" calcext:value-type="float">
            <text:p>45</text:p>
          </table:table-cell>
          <table:table-cell table:style-name="ce7" office:value-type="percentage" office:value="0.98679" calcext:value-type="percentage">
            <text:p>98,68%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percentage" office:value="0.97865" calcext:value-type="percentage">
            <text:p>97,87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46" calcext:value-type="float">
            <text:p>46</text:p>
          </table:table-cell>
          <table:table-cell table:style-name="ce7" office:value-type="percentage" office:value="0.98933" calcext:value-type="percentage">
            <text:p>98,93%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47" calcext:value-type="float">
            <text:p>47</text:p>
          </table:table-cell>
          <table:table-cell table:style-name="ce7" office:value-type="percentage" office:value="0.99035" calcext:value-type="percentage">
            <text:p>99,04%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7746" calcext:value-type="percentage">
            <text:p>97,75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48" calcext:value-type="float">
            <text:p>48</text:p>
          </table:table-cell>
          <table:table-cell table:style-name="ce7" office:value-type="percentage" office:value="0.98831" calcext:value-type="percentage">
            <text:p>98,83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7865" calcext:value-type="percentage">
            <text:p>97,87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49" calcext:value-type="float">
            <text:p>49</text:p>
          </table:table-cell>
          <table:table-cell table:style-name="ce7" office:value-type="percentage" office:value="0.98882" calcext:value-type="percentage">
            <text:p>98,88%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50" calcext:value-type="float">
            <text:p>50</text:p>
          </table:table-cell>
          <table:table-cell table:style-name="ce7" office:value-type="percentage" office:value="0.98984" calcext:value-type="percentage">
            <text:p>98,98%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51" calcext:value-type="float">
            <text:p>51</text:p>
          </table:table-cell>
          <table:table-cell table:style-name="ce7" office:value-type="percentage" office:value="0.98882" calcext:value-type="percentage">
            <text:p>98,88%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52" calcext:value-type="float">
            <text:p>52</text:p>
          </table:table-cell>
          <table:table-cell table:style-name="ce7" office:value-type="percentage" office:value="0.98933" calcext:value-type="percentage">
            <text:p>98,93%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53" calcext:value-type="float">
            <text:p>53</text:p>
          </table:table-cell>
          <table:table-cell table:style-name="ce7" office:value-type="percentage" office:value="0.99238" calcext:value-type="percentage">
            <text:p>99,24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54" calcext:value-type="float">
            <text:p>54</text:p>
          </table:table-cell>
          <table:table-cell table:style-name="ce7" office:value-type="percentage" office:value="0.98831" calcext:value-type="percentage">
            <text:p>98,83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7865" calcext:value-type="percentage">
            <text:p>97,87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55" calcext:value-type="float">
            <text:p>55</text:p>
          </table:table-cell>
          <table:table-cell table:style-name="ce7" office:value-type="percentage" office:value="0.98882" calcext:value-type="percentage">
            <text:p>98,88%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7865" calcext:value-type="percentage">
            <text:p>97,87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56" calcext:value-type="float">
            <text:p>56</text:p>
          </table:table-cell>
          <table:table-cell table:style-name="ce7" office:value-type="percentage" office:value="0.98984" calcext:value-type="percentage">
            <text:p>98,98%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7865" calcext:value-type="percentage">
            <text:p>97,87%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3" office:value-type="float" office:value="57" calcext:value-type="float">
            <text:p>57</text:p>
          </table:table-cell>
          <table:table-cell table:style-name="ce7" office:value-type="percentage" office:value="0.98984" calcext:value-type="percentage">
            <text:p>98,98%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7865" calcext:value-type="percentage">
            <text:p>97,87%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3" office:value-type="float" office:value="58" calcext:value-type="float">
            <text:p>58</text:p>
          </table:table-cell>
          <table:table-cell table:style-name="ce7" office:value-type="percentage" office:value="0.98984" calcext:value-type="percentage">
            <text:p>98,98%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59" calcext:value-type="float">
            <text:p>59</text:p>
          </table:table-cell>
          <table:table-cell table:style-name="ce7" office:value-type="percentage" office:value="0.99035" calcext:value-type="percentage">
            <text:p>99,04%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60" calcext:value-type="float">
            <text:p>60</text:p>
          </table:table-cell>
          <table:table-cell table:style-name="ce7" office:value-type="percentage" office:value="0.98984" calcext:value-type="percentage">
            <text:p>98,98%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61" calcext:value-type="float">
            <text:p>61</text:p>
          </table:table-cell>
          <table:table-cell table:style-name="ce7" office:value-type="percentage" office:value="0.99085" calcext:value-type="percentage">
            <text:p>99,09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97865" calcext:value-type="percentage">
            <text:p>97,87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62" calcext:value-type="float">
            <text:p>62</text:p>
          </table:table-cell>
          <table:table-cell table:style-name="ce7" office:value-type="percentage" office:value="0.98933" calcext:value-type="percentage">
            <text:p>98,93%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63" calcext:value-type="float">
            <text:p>63</text:p>
          </table:table-cell>
          <table:table-cell table:style-name="ce7" office:value-type="percentage" office:value="0.99085" calcext:value-type="percentage">
            <text:p>99,09%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64" calcext:value-type="float">
            <text:p>64</text:p>
          </table:table-cell>
          <table:table-cell table:style-name="ce7" office:value-type="percentage" office:value="0.99035" calcext:value-type="percentage">
            <text:p>99,04%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3" office:value-type="float" office:value="65" calcext:value-type="float">
            <text:p>65</text:p>
          </table:table-cell>
          <table:table-cell table:style-name="ce7" office:value-type="percentage" office:value="0.99187" calcext:value-type="percentage">
            <text:p>99,19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66" calcext:value-type="float">
            <text:p>66</text:p>
          </table:table-cell>
          <table:table-cell table:style-name="ce7" office:value-type="percentage" office:value="0.99238" calcext:value-type="percentage">
            <text:p>99,2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3" office:value-type="float" office:value="67" calcext:value-type="float">
            <text:p>67</text:p>
          </table:table-cell>
          <table:table-cell table:style-name="ce7" office:value-type="percentage" office:value="0.99187" calcext:value-type="percentage">
            <text:p>99,19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3" office:value-type="float" office:value="68" calcext:value-type="float">
            <text:p>68</text:p>
          </table:table-cell>
          <table:table-cell table:style-name="ce7" office:value-type="percentage" office:value="0.99136" calcext:value-type="percentage">
            <text:p>99,14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69" calcext:value-type="float">
            <text:p>69</text:p>
          </table:table-cell>
          <table:table-cell table:style-name="ce7" office:value-type="percentage" office:value="0.99187" calcext:value-type="percentage">
            <text:p>99,19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339" calcext:value-type="percentage">
            <text:p>98,34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70" calcext:value-type="float">
            <text:p>70</text:p>
          </table:table-cell>
          <table:table-cell table:style-name="ce7" office:value-type="percentage" office:value="0.99136" calcext:value-type="percentage">
            <text:p>99,1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71" calcext:value-type="float">
            <text:p>71</text:p>
          </table:table-cell>
          <table:table-cell table:style-name="ce7" office:value-type="percentage" office:value="0.99136" calcext:value-type="percentage">
            <text:p>99,1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percentage" office:value="0.98102" calcext:value-type="percentage">
            <text:p>98,10%</text:p>
          </table:table-cell>
          <table:table-cell table:number-columns-repeated="2"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72" calcext:value-type="float">
            <text:p>72</text:p>
          </table:table-cell>
          <table:table-cell table:style-name="ce7" office:value-type="percentage" office:value="0.99289" calcext:value-type="percentage">
            <text:p>99,29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73" calcext:value-type="float">
            <text:p>73</text:p>
          </table:table-cell>
          <table:table-cell table:style-name="ce7" office:value-type="percentage" office:value="0.99238" calcext:value-type="percentage">
            <text:p>99,2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74" calcext:value-type="float">
            <text:p>74</text:p>
          </table:table-cell>
          <table:table-cell table:style-name="ce7" office:value-type="percentage" office:value="0.99085" calcext:value-type="percentage">
            <text:p>99,09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75" calcext:value-type="float">
            <text:p>75</text:p>
          </table:table-cell>
          <table:table-cell table:style-name="ce7" office:value-type="percentage" office:value="0.99187" calcext:value-type="percentage">
            <text:p>99,19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76" calcext:value-type="float">
            <text:p>76</text:p>
          </table:table-cell>
          <table:table-cell table:style-name="ce7" office:value-type="percentage" office:value="0.99136" calcext:value-type="percentage">
            <text:p>99,14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percentage" office:value="0.97865" calcext:value-type="percentage">
            <text:p>97,87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77" calcext:value-type="float">
            <text:p>77</text:p>
          </table:table-cell>
          <table:table-cell table:style-name="ce7" office:value-type="percentage" office:value="0.99136" calcext:value-type="percentage">
            <text:p>99,14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percentage" office:value="0.97865" calcext:value-type="percentage">
            <text:p>97,87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78" calcext:value-type="float">
            <text:p>78</text:p>
          </table:table-cell>
          <table:table-cell table:style-name="ce7" office:value-type="percentage" office:value="0.99085" calcext:value-type="percentage">
            <text:p>99,09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79" calcext:value-type="float">
            <text:p>79</text:p>
          </table:table-cell>
          <table:table-cell table:style-name="ce7" office:value-type="percentage" office:value="0.99187" calcext:value-type="percentage">
            <text:p>99,19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80" calcext:value-type="float">
            <text:p>80</text:p>
          </table:table-cell>
          <table:table-cell table:style-name="ce7" office:value-type="percentage" office:value="0.99238" calcext:value-type="percentage">
            <text:p>99,2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81" calcext:value-type="float">
            <text:p>81</text:p>
          </table:table-cell>
          <table:table-cell table:style-name="ce7" office:value-type="percentage" office:value="0.99238" calcext:value-type="percentage">
            <text:p>99,2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82" calcext:value-type="float">
            <text:p>82</text:p>
          </table:table-cell>
          <table:table-cell table:style-name="ce7" office:value-type="percentage" office:value="0.99238" calcext:value-type="percentage">
            <text:p>99,2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83" calcext:value-type="float">
            <text:p>83</text:p>
          </table:table-cell>
          <table:table-cell table:style-name="ce7" office:value-type="percentage" office:value="0.99187" calcext:value-type="percentage">
            <text:p>99,19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84" calcext:value-type="float">
            <text:p>84</text:p>
          </table:table-cell>
          <table:table-cell table:style-name="ce7" office:value-type="percentage" office:value="0.99136" calcext:value-type="percentage">
            <text:p>99,14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85" calcext:value-type="float">
            <text:p>85</text:p>
          </table:table-cell>
          <table:table-cell table:style-name="ce7" office:value-type="percentage" office:value="0.99238" calcext:value-type="percentage">
            <text:p>99,2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86" calcext:value-type="float">
            <text:p>86</text:p>
          </table:table-cell>
          <table:table-cell table:style-name="ce7" office:value-type="percentage" office:value="0.99187" calcext:value-type="percentage">
            <text:p>99,19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87" calcext:value-type="float">
            <text:p>87</text:p>
          </table:table-cell>
          <table:table-cell table:style-name="ce7" office:value-type="percentage" office:value="0.99238" calcext:value-type="percentage">
            <text:p>99,24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88" calcext:value-type="float">
            <text:p>88</text:p>
          </table:table-cell>
          <table:table-cell table:style-name="ce7" office:value-type="percentage" office:value="0.99238" calcext:value-type="percentage">
            <text:p>99,24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89" calcext:value-type="float">
            <text:p>89</text:p>
          </table:table-cell>
          <table:table-cell table:style-name="ce7" office:value-type="percentage" office:value="0.99187" calcext:value-type="percentage">
            <text:p>99,19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90" calcext:value-type="float">
            <text:p>90</text:p>
          </table:table-cell>
          <table:table-cell table:style-name="ce7" office:value-type="percentage" office:value="0.99289" calcext:value-type="percentage">
            <text:p>99,29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91" calcext:value-type="float">
            <text:p>91</text:p>
          </table:table-cell>
          <table:table-cell table:style-name="ce7" office:value-type="percentage" office:value="0.99136" calcext:value-type="percentage">
            <text:p>99,14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92" calcext:value-type="float">
            <text:p>92</text:p>
          </table:table-cell>
          <table:table-cell table:style-name="ce7" office:value-type="percentage" office:value="0.99289" calcext:value-type="percentage">
            <text:p>99,29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93" calcext:value-type="float">
            <text:p>93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94" calcext:value-type="float">
            <text:p>94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95" calcext:value-type="float">
            <text:p>95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96" calcext:value-type="float">
            <text:p>96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7865" calcext:value-type="percentage">
            <text:p>97,87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97" calcext:value-type="float">
            <text:p>97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98" calcext:value-type="float">
            <text:p>98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102" calcext:value-type="percentage">
            <text:p>98,10%</text:p>
          </table:table-cell>
          <table:table-cell table:number-columns-repeated="2"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99" calcext:value-type="float">
            <text:p>99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100" calcext:value-type="float">
            <text:p>100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office:value-type="float" office:value="101" calcext:value-type="float">
            <text:p>101</text:p>
          </table:table-cell>
          <table:table-cell table:style-name="ce7" office:value-type="percentage" office:value="0.99238" calcext:value-type="percentage">
            <text:p>99,24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7983" calcext:value-type="percentage">
            <text:p>97,98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102" calcext:value-type="float">
            <text:p>102</text:p>
          </table:table-cell>
          <table:table-cell table:style-name="ce7" office:value-type="percentage" office:value="0.99289" calcext:value-type="percentage">
            <text:p>99,29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339" calcext:value-type="percentage">
            <text:p>98,3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103" calcext:value-type="float">
            <text:p>103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339" calcext:value-type="percentage">
            <text:p>98,3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104" calcext:value-type="float">
            <text:p>104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105" calcext:value-type="float">
            <text:p>10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106" calcext:value-type="float">
            <text:p>106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107" calcext:value-type="float">
            <text:p>107</text:p>
          </table:table-cell>
          <table:table-cell table:style-name="ce7" office:value-type="percentage" office:value="0.99289" calcext:value-type="percentage">
            <text:p>99,29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458" calcext:value-type="percentage">
            <text:p>98,46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08" calcext:value-type="float">
            <text:p>108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339" calcext:value-type="percentage">
            <text:p>98,34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09" calcext:value-type="float">
            <text:p>109</text:p>
          </table:table-cell>
          <table:table-cell table:style-name="ce7" office:value-type="percentage" office:value="0.99289" calcext:value-type="percentage">
            <text:p>99,29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3" office:value-type="float" office:value="110" calcext:value-type="float">
            <text:p>110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3" office:value-type="float" office:value="111" calcext:value-type="float">
            <text:p>111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102" calcext:value-type="percentage">
            <text:p>98,1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112" calcext:value-type="float">
            <text:p>112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113" calcext:value-type="float">
            <text:p>113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114" calcext:value-type="float">
            <text:p>114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458" calcext:value-type="percentage">
            <text:p>98,46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15" calcext:value-type="float">
            <text:p>115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221" calcext:value-type="percentage">
            <text:p>98,22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3" office:value-type="float" office:value="116" calcext:value-type="float">
            <text:p>116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339" calcext:value-type="percentage">
            <text:p>98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3" office:value-type="float" office:value="117" calcext:value-type="float">
            <text:p>117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458" calcext:value-type="percentage">
            <text:p>98,46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3" office:value-type="float" office:value="118" calcext:value-type="float">
            <text:p>118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19" calcext:value-type="float">
            <text:p>119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20" calcext:value-type="float">
            <text:p>120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21" calcext:value-type="float">
            <text:p>121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22" calcext:value-type="float">
            <text:p>122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23" calcext:value-type="float">
            <text:p>12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24" calcext:value-type="float">
            <text:p>124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25" calcext:value-type="float">
            <text:p>125</text:p>
          </table:table-cell>
          <table:table-cell table:style-name="ce7" office:value-type="percentage" office:value="0.99289" calcext:value-type="percentage">
            <text:p>99,29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26" calcext:value-type="float">
            <text:p>126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27" calcext:value-type="float">
            <text:p>127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3" office:value-type="float" office:value="128" calcext:value-type="float">
            <text:p>128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29" calcext:value-type="float">
            <text:p>12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30" calcext:value-type="float">
            <text:p>130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31" calcext:value-type="float">
            <text:p>13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32" calcext:value-type="float">
            <text:p>132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33" calcext:value-type="float">
            <text:p>133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34" calcext:value-type="float">
            <text:p>134</text:p>
          </table:table-cell>
          <table:table-cell table:style-name="ce7" office:value-type="percentage" office:value="0.99289" calcext:value-type="percentage">
            <text:p>99,29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35" calcext:value-type="float">
            <text:p>135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36" calcext:value-type="float">
            <text:p>136</text:p>
          </table:table-cell>
          <table:table-cell table:style-name="ce7" office:value-type="percentage" office:value="0.99289" calcext:value-type="percentage">
            <text:p>99,29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37" calcext:value-type="float">
            <text:p>137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38" calcext:value-type="float">
            <text:p>138</text:p>
          </table:table-cell>
          <table:table-cell table:style-name="ce7" office:value-type="percentage" office:value="0.99289" calcext:value-type="percentage">
            <text:p>99,29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39" calcext:value-type="float">
            <text:p>139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40" calcext:value-type="float">
            <text:p>140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41" calcext:value-type="float">
            <text:p>141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458" calcext:value-type="percentage">
            <text:p>98,46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42" calcext:value-type="float">
            <text:p>142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43" calcext:value-type="float">
            <text:p>143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44" calcext:value-type="float">
            <text:p>144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45" calcext:value-type="float">
            <text:p>145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46" calcext:value-type="float">
            <text:p>146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47" calcext:value-type="float">
            <text:p>147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48" calcext:value-type="float">
            <text:p>148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49" calcext:value-type="float">
            <text:p>149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50" calcext:value-type="float">
            <text:p>150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51" calcext:value-type="float">
            <text:p>151</text:p>
          </table:table-cell>
          <table:table-cell table:style-name="ce7" office:value-type="percentage" office:value="0.99339" calcext:value-type="percentage">
            <text:p>99,34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52" calcext:value-type="float">
            <text:p>152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53" calcext:value-type="float">
            <text:p>153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54" calcext:value-type="float">
            <text:p>154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55" calcext:value-type="float">
            <text:p>155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56" calcext:value-type="float">
            <text:p>15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57" calcext:value-type="float">
            <text:p>15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58" calcext:value-type="float">
            <text:p>158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59" calcext:value-type="float">
            <text:p>159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60" calcext:value-type="float">
            <text:p>16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61" calcext:value-type="float">
            <text:p>16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62" calcext:value-type="float">
            <text:p>16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63" calcext:value-type="float">
            <text:p>163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3" office:value-type="float" office:value="164" calcext:value-type="float">
            <text:p>164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65" calcext:value-type="float">
            <text:p>165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66" calcext:value-type="float">
            <text:p>16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67" calcext:value-type="float">
            <text:p>167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68" calcext:value-type="float">
            <text:p>168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69" calcext:value-type="float">
            <text:p>169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70" calcext:value-type="float">
            <text:p>17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71" calcext:value-type="float">
            <text:p>17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72" calcext:value-type="float">
            <text:p>17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73" calcext:value-type="float">
            <text:p>17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74" calcext:value-type="float">
            <text:p>174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75" calcext:value-type="float">
            <text:p>17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76" calcext:value-type="float">
            <text:p>176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77" calcext:value-type="float">
            <text:p>17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3" office:value-type="float" office:value="178" calcext:value-type="float">
            <text:p>17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79" calcext:value-type="float">
            <text:p>179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80" calcext:value-type="float">
            <text:p>180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81" calcext:value-type="float">
            <text:p>18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82" calcext:value-type="float">
            <text:p>18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83" calcext:value-type="float">
            <text:p>18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84" calcext:value-type="float">
            <text:p>18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185" calcext:value-type="float">
            <text:p>185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186" calcext:value-type="float">
            <text:p>18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187" calcext:value-type="float">
            <text:p>187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88" calcext:value-type="float">
            <text:p>188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89" calcext:value-type="float">
            <text:p>189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90" calcext:value-type="float">
            <text:p>19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91" calcext:value-type="float">
            <text:p>191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92" calcext:value-type="float">
            <text:p>192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93" calcext:value-type="float">
            <text:p>19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94" calcext:value-type="float">
            <text:p>194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95" calcext:value-type="float">
            <text:p>195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96" calcext:value-type="float">
            <text:p>196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97" calcext:value-type="float">
            <text:p>197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98" calcext:value-type="float">
            <text:p>198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199" calcext:value-type="float">
            <text:p>199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00" calcext:value-type="float">
            <text:p>200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01" calcext:value-type="float">
            <text:p>20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02" calcext:value-type="float">
            <text:p>20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03" calcext:value-type="float">
            <text:p>20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04" calcext:value-type="float">
            <text:p>20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05" calcext:value-type="float">
            <text:p>20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06" calcext:value-type="float">
            <text:p>20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07" calcext:value-type="float">
            <text:p>207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08" calcext:value-type="float">
            <text:p>20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09" calcext:value-type="float">
            <text:p>20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10" calcext:value-type="float">
            <text:p>21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11" calcext:value-type="float">
            <text:p>211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12" calcext:value-type="float">
            <text:p>212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13" calcext:value-type="float">
            <text:p>21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14" calcext:value-type="float">
            <text:p>214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15" calcext:value-type="float">
            <text:p>215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16" calcext:value-type="float">
            <text:p>216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17" calcext:value-type="float">
            <text:p>217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18" calcext:value-type="float">
            <text:p>218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19" calcext:value-type="float">
            <text:p>219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577" calcext:value-type="percentage">
            <text:p>98,58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office:value-type="float" office:value="220" calcext:value-type="float">
            <text:p>220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21" calcext:value-type="float">
            <text:p>221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22" calcext:value-type="float">
            <text:p>222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23" calcext:value-type="float">
            <text:p>22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24" calcext:value-type="float">
            <text:p>224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25" calcext:value-type="float">
            <text:p>225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26" calcext:value-type="float">
            <text:p>226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27" calcext:value-type="float">
            <text:p>227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28" calcext:value-type="float">
            <text:p>228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29" calcext:value-type="float">
            <text:p>229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30" calcext:value-type="float">
            <text:p>230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31" calcext:value-type="float">
            <text:p>231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32" calcext:value-type="float">
            <text:p>232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33" calcext:value-type="float">
            <text:p>233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34" calcext:value-type="float">
            <text:p>234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35" calcext:value-type="float">
            <text:p>235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36" calcext:value-type="float">
            <text:p>236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37" calcext:value-type="float">
            <text:p>237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38" calcext:value-type="float">
            <text:p>238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39" calcext:value-type="float">
            <text:p>239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40" calcext:value-type="float">
            <text:p>240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41" calcext:value-type="float">
            <text:p>241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42" calcext:value-type="float">
            <text:p>242</text:p>
          </table:table-cell>
          <table:table-cell table:style-name="ce7" office:value-type="percentage" office:value="0.99593" calcext:value-type="percentage">
            <text:p>99,59%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43" calcext:value-type="float">
            <text:p>24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44" calcext:value-type="float">
            <text:p>244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45" calcext:value-type="float">
            <text:p>245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46" calcext:value-type="float">
            <text:p>246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47" calcext:value-type="float">
            <text:p>247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48" calcext:value-type="float">
            <text:p>248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49" calcext:value-type="float">
            <text:p>249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50" calcext:value-type="float">
            <text:p>250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51" calcext:value-type="float">
            <text:p>251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52" calcext:value-type="float">
            <text:p>252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53" calcext:value-type="float">
            <text:p>25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54" calcext:value-type="float">
            <text:p>254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55" calcext:value-type="float">
            <text:p>255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56" calcext:value-type="float">
            <text:p>256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57" calcext:value-type="float">
            <text:p>257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58" calcext:value-type="float">
            <text:p>258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59" calcext:value-type="float">
            <text:p>259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60" calcext:value-type="float">
            <text:p>260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61" calcext:value-type="float">
            <text:p>261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62" calcext:value-type="float">
            <text:p>262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63" calcext:value-type="float">
            <text:p>26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64" calcext:value-type="float">
            <text:p>264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65" calcext:value-type="float">
            <text:p>265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66" calcext:value-type="float">
            <text:p>266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67" calcext:value-type="float">
            <text:p>267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68" calcext:value-type="float">
            <text:p>26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69" calcext:value-type="float">
            <text:p>26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70" calcext:value-type="float">
            <text:p>270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71" calcext:value-type="float">
            <text:p>271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72" calcext:value-type="float">
            <text:p>27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73" calcext:value-type="float">
            <text:p>273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74" calcext:value-type="float">
            <text:p>274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75" calcext:value-type="float">
            <text:p>275</text:p>
          </table:table-cell>
          <table:table-cell table:style-name="ce7" office:value-type="percentage" office:value="0.9939" calcext:value-type="percentage">
            <text:p>99,39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76" calcext:value-type="float">
            <text:p>27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77" calcext:value-type="float">
            <text:p>27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78" calcext:value-type="float">
            <text:p>27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79" calcext:value-type="float">
            <text:p>27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695" calcext:value-type="percentage">
            <text:p>98,70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80" calcext:value-type="float">
            <text:p>280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81" calcext:value-type="float">
            <text:p>281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82" calcext:value-type="float">
            <text:p>282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83" calcext:value-type="float">
            <text:p>28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84" calcext:value-type="float">
            <text:p>284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85" calcext:value-type="float">
            <text:p>285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86" calcext:value-type="float">
            <text:p>286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87" calcext:value-type="float">
            <text:p>287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88" calcext:value-type="float">
            <text:p>288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office:value-type="float" office:value="289" calcext:value-type="float">
            <text:p>289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90" calcext:value-type="float">
            <text:p>290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91" calcext:value-type="float">
            <text:p>291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92" calcext:value-type="float">
            <text:p>292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93" calcext:value-type="float">
            <text:p>29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94" calcext:value-type="float">
            <text:p>294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95" calcext:value-type="float">
            <text:p>29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96" calcext:value-type="float">
            <text:p>29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97" calcext:value-type="float">
            <text:p>29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98" calcext:value-type="float">
            <text:p>29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299" calcext:value-type="float">
            <text:p>29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00" calcext:value-type="float">
            <text:p>30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01" calcext:value-type="float">
            <text:p>30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02" calcext:value-type="float">
            <text:p>30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03" calcext:value-type="float">
            <text:p>30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04" calcext:value-type="float">
            <text:p>30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05" calcext:value-type="float">
            <text:p>305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06" calcext:value-type="float">
            <text:p>306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07" calcext:value-type="float">
            <text:p>307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08" calcext:value-type="float">
            <text:p>30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09" calcext:value-type="float">
            <text:p>30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10" calcext:value-type="float">
            <text:p>31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11" calcext:value-type="float">
            <text:p>31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12" calcext:value-type="float">
            <text:p>31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13" calcext:value-type="float">
            <text:p>31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14" calcext:value-type="float">
            <text:p>314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15" calcext:value-type="float">
            <text:p>31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16" calcext:value-type="float">
            <text:p>31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17" calcext:value-type="float">
            <text:p>31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18" calcext:value-type="float">
            <text:p>31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19" calcext:value-type="float">
            <text:p>31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20" calcext:value-type="float">
            <text:p>32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21" calcext:value-type="float">
            <text:p>32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22" calcext:value-type="float">
            <text:p>32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23" calcext:value-type="float">
            <text:p>32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24" calcext:value-type="float">
            <text:p>32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25" calcext:value-type="float">
            <text:p>32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26" calcext:value-type="float">
            <text:p>32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27" calcext:value-type="float">
            <text:p>32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28" calcext:value-type="float">
            <text:p>328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29" calcext:value-type="float">
            <text:p>329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30" calcext:value-type="float">
            <text:p>33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31" calcext:value-type="float">
            <text:p>331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32" calcext:value-type="float">
            <text:p>332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33" calcext:value-type="float">
            <text:p>33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34" calcext:value-type="float">
            <text:p>334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35" calcext:value-type="float">
            <text:p>335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36" calcext:value-type="float">
            <text:p>336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37" calcext:value-type="float">
            <text:p>337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38" calcext:value-type="float">
            <text:p>33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39" calcext:value-type="float">
            <text:p>339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40" calcext:value-type="float">
            <text:p>34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41" calcext:value-type="float">
            <text:p>34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42" calcext:value-type="float">
            <text:p>34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43" calcext:value-type="float">
            <text:p>34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44" calcext:value-type="float">
            <text:p>34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45" calcext:value-type="float">
            <text:p>34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46" calcext:value-type="float">
            <text:p>34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47" calcext:value-type="float">
            <text:p>347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48" calcext:value-type="float">
            <text:p>348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49" calcext:value-type="float">
            <text:p>34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50" calcext:value-type="float">
            <text:p>350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51" calcext:value-type="float">
            <text:p>351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52" calcext:value-type="float">
            <text:p>35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53" calcext:value-type="float">
            <text:p>35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54" calcext:value-type="float">
            <text:p>354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55" calcext:value-type="float">
            <text:p>35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56" calcext:value-type="float">
            <text:p>35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57" calcext:value-type="float">
            <text:p>35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58" calcext:value-type="float">
            <text:p>35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59" calcext:value-type="float">
            <text:p>35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60" calcext:value-type="float">
            <text:p>36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61" calcext:value-type="float">
            <text:p>36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62" calcext:value-type="float">
            <text:p>36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63" calcext:value-type="float">
            <text:p>36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64" calcext:value-type="float">
            <text:p>36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65" calcext:value-type="float">
            <text:p>36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66" calcext:value-type="float">
            <text:p>36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67" calcext:value-type="float">
            <text:p>36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68" calcext:value-type="float">
            <text:p>36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69" calcext:value-type="float">
            <text:p>36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70" calcext:value-type="float">
            <text:p>370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71" calcext:value-type="float">
            <text:p>37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72" calcext:value-type="float">
            <text:p>37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73" calcext:value-type="float">
            <text:p>373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74" calcext:value-type="float">
            <text:p>374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75" calcext:value-type="float">
            <text:p>37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76" calcext:value-type="float">
            <text:p>376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77" calcext:value-type="float">
            <text:p>377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78" calcext:value-type="float">
            <text:p>378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79" calcext:value-type="float">
            <text:p>379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80" calcext:value-type="float">
            <text:p>380</text:p>
          </table:table-cell>
          <table:table-cell table:style-name="ce7" office:value-type="percentage" office:value="0.99492" calcext:value-type="percentage">
            <text:p>99,49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81" calcext:value-type="float">
            <text:p>381</text:p>
          </table:table-cell>
          <table:table-cell table:style-name="ce7" office:value-type="percentage" office:value="0.99543" calcext:value-type="percentage">
            <text:p>99,54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82" calcext:value-type="float">
            <text:p>38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83" calcext:value-type="float">
            <text:p>38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84" calcext:value-type="float">
            <text:p>38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85" calcext:value-type="float">
            <text:p>38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86" calcext:value-type="float">
            <text:p>38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87" calcext:value-type="float">
            <text:p>38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88" calcext:value-type="float">
            <text:p>38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89" calcext:value-type="float">
            <text:p>38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90" calcext:value-type="float">
            <text:p>39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91" calcext:value-type="float">
            <text:p>39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92" calcext:value-type="float">
            <text:p>39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93" calcext:value-type="float">
            <text:p>39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94" calcext:value-type="float">
            <text:p>39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95" calcext:value-type="float">
            <text:p>39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96" calcext:value-type="float">
            <text:p>39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97" calcext:value-type="float">
            <text:p>39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9051" calcext:value-type="percentage">
            <text:p>99,05%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98" calcext:value-type="float">
            <text:p>39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399" calcext:value-type="float">
            <text:p>39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00" calcext:value-type="float">
            <text:p>40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01" calcext:value-type="float">
            <text:p>40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02" calcext:value-type="float">
            <text:p>40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03" calcext:value-type="float">
            <text:p>40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04" calcext:value-type="float">
            <text:p>40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05" calcext:value-type="float">
            <text:p>40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06" calcext:value-type="float">
            <text:p>40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814" calcext:value-type="percentage">
            <text:p>98,81%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07" calcext:value-type="float">
            <text:p>40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08" calcext:value-type="float">
            <text:p>40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09" calcext:value-type="float">
            <text:p>40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10" calcext:value-type="float">
            <text:p>41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11" calcext:value-type="float">
            <text:p>41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12" calcext:value-type="float">
            <text:p>41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13" calcext:value-type="float">
            <text:p>41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14" calcext:value-type="float">
            <text:p>41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15" calcext:value-type="float">
            <text:p>41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16" calcext:value-type="float">
            <text:p>41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17" calcext:value-type="float">
            <text:p>41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18" calcext:value-type="float">
            <text:p>41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19" calcext:value-type="float">
            <text:p>41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20" calcext:value-type="float">
            <text:p>42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21" calcext:value-type="float">
            <text:p>42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22" calcext:value-type="float">
            <text:p>42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23" calcext:value-type="float">
            <text:p>42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24" calcext:value-type="float">
            <text:p>42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25" calcext:value-type="float">
            <text:p>42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26" calcext:value-type="float">
            <text:p>42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27" calcext:value-type="float">
            <text:p>42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28" calcext:value-type="float">
            <text:p>42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29" calcext:value-type="float">
            <text:p>42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30" calcext:value-type="float">
            <text:p>43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31" calcext:value-type="float">
            <text:p>43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32" calcext:value-type="float">
            <text:p>43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33" calcext:value-type="float">
            <text:p>43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34" calcext:value-type="float">
            <text:p>43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35" calcext:value-type="float">
            <text:p>43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36" calcext:value-type="float">
            <text:p>43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37" calcext:value-type="float">
            <text:p>43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38" calcext:value-type="float">
            <text:p>43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39" calcext:value-type="float">
            <text:p>43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40" calcext:value-type="float">
            <text:p>44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41" calcext:value-type="float">
            <text:p>44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42" calcext:value-type="float">
            <text:p>44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43" calcext:value-type="float">
            <text:p>44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44" calcext:value-type="float">
            <text:p>44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45" calcext:value-type="float">
            <text:p>44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46" calcext:value-type="float">
            <text:p>44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47" calcext:value-type="float">
            <text:p>44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48" calcext:value-type="float">
            <text:p>44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49" calcext:value-type="float">
            <text:p>44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50" calcext:value-type="float">
            <text:p>45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51" calcext:value-type="float">
            <text:p>45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52" calcext:value-type="float">
            <text:p>45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53" calcext:value-type="float">
            <text:p>45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54" calcext:value-type="float">
            <text:p>45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55" calcext:value-type="float">
            <text:p>45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56" calcext:value-type="float">
            <text:p>45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57" calcext:value-type="float">
            <text:p>45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58" calcext:value-type="float">
            <text:p>45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59" calcext:value-type="float">
            <text:p>45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60" calcext:value-type="float">
            <text:p>46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61" calcext:value-type="float">
            <text:p>46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62" calcext:value-type="float">
            <text:p>46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63" calcext:value-type="float">
            <text:p>46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64" calcext:value-type="float">
            <text:p>46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65" calcext:value-type="float">
            <text:p>46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66" calcext:value-type="float">
            <text:p>46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67" calcext:value-type="float">
            <text:p>46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68" calcext:value-type="float">
            <text:p>46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69" calcext:value-type="float">
            <text:p>46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70" calcext:value-type="float">
            <text:p>47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71" calcext:value-type="float">
            <text:p>47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72" calcext:value-type="float">
            <text:p>47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73" calcext:value-type="float">
            <text:p>47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74" calcext:value-type="float">
            <text:p>47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75" calcext:value-type="float">
            <text:p>47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76" calcext:value-type="float">
            <text:p>47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77" calcext:value-type="float">
            <text:p>47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78" calcext:value-type="float">
            <text:p>47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79" calcext:value-type="float">
            <text:p>47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80" calcext:value-type="float">
            <text:p>48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81" calcext:value-type="float">
            <text:p>48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82" calcext:value-type="float">
            <text:p>48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83" calcext:value-type="float">
            <text:p>48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84" calcext:value-type="float">
            <text:p>48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85" calcext:value-type="float">
            <text:p>48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86" calcext:value-type="float">
            <text:p>48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87" calcext:value-type="float">
            <text:p>48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88" calcext:value-type="float">
            <text:p>48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89" calcext:value-type="float">
            <text:p>48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90" calcext:value-type="float">
            <text:p>490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91" calcext:value-type="float">
            <text:p>491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92" calcext:value-type="float">
            <text:p>492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93" calcext:value-type="float">
            <text:p>493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94" calcext:value-type="float">
            <text:p>494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95" calcext:value-type="float">
            <text:p>495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96" calcext:value-type="float">
            <text:p>496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97" calcext:value-type="float">
            <text:p>497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98" calcext:value-type="float">
            <text:p>498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office:value-type="float" office:value="499" calcext:value-type="float">
            <text:p>499</text:p>
          </table:table-cell>
          <table:table-cell table:style-name="ce7" office:value-type="percentage" office:value="0.99441" calcext:value-type="percentage">
            <text:p>99,44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98932" calcext:value-type="percentage">
            <text:p>98,93%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4" office:value-type="float" office:value="500" calcext:value-type="float">
            <text:p>500</text:p>
          </table:table-cell>
          <table:table-cell table:style-name="ce8" office:value-type="percentage" office:value="0.99441" calcext:value-type="percentage">
            <text:p>99,44%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percentage" office:value="0.98932" calcext:value-type="percentage">
            <text:p>98,93%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 table:number-rows-repeated="104807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22:14:43.3873016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6:54:59.845750840</meta:creation-date>
    <dc:date>2016-12-28T23:01:44.292035435</dc:date>
    <meta:editing-duration>PT20M52S</meta:editing-duration>
    <meta:editing-cycles>3</meta:editing-cycles>
    <meta:generator>LibreOffice/5.1.4.2$Linux_X86_64 LibreOffice_project/10m0$Build-2</meta:generator>
    <meta:document-statistic meta:table-count="2" meta:cell-count="36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3.825cm" svg:y="0.185cm" style:legend-expansion="wide" chart:style-name="ch2"/>
        <chart:plot-area chart:style-name="ch3" table:cell-range-address="Débil.F2:Débil.I7" chart:data-source-has-labels="both" svg:x="0.32cm" svg:y="0.963cm" svg:width="15.36cm" svg:height="7.857cm">
          <chartooo:coordinate-region svg:x="1.92cm" svg:y="1.162cm" svg:width="13.76cm" svg:height="7.011cm"/>
          <chart:axis chart:dimension="x" chart:name="primary-x" chart:style-name="ch4" chartooo:axis-type="auto">
            <chartooo:date-scale/>
            <chart:categories table:cell-range-address="Débil.F3:Débil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ébil.G3:Débil.G7" chart:label-cell-address="Débil.G2:Débil.G2" chart:class="chart:bar">
            <chart:data-point chart:repeated="5"/>
          </chart:series>
          <chart:series chart:style-name="ch8" chart:values-cell-range-address="Débil.H3:Débil.H7" chart:label-cell-address="Débil.H2:Débil.H2" chart:class="chart:line">
            <chart:data-point chart:repeated="5"/>
          </chart:series>
          <chart:series chart:style-name="ch9" chart:values-cell-range-address="Débil.I3:Débil.I7" chart:label-cell-address="Débil.I2:Débil.I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Débil.G2:Débil.G2</svg:desc>
                </draw:g>
              </table:table-cell>
              <table:table-cell office:value-type="string">
                <text:p>Dif. Anterior</text:p>
                <draw:g>
                  <svg:desc>Débil.H2:Débil.H2</svg:desc>
                </draw:g>
              </table:table-cell>
              <table:table-cell office:value-type="string">
                <text:p>Desviación</text:p>
                <draw:g>
                  <svg:desc>Débil.I2:Débil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ébil.F3:Débil.F7</svg:desc>
                </draw:g>
              </table:table-cell>
              <table:table-cell office:value-type="float" office:value="0.6097271621">
                <text:p>0.6097271621</text:p>
                <draw:g>
                  <svg:desc>Débil.G3:Débil.G7</svg:desc>
                </draw:g>
              </table:table-cell>
              <table:table-cell office:value-type="float" office:value="NaN">
                <text:p>NaN</text:p>
                <draw:g>
                  <svg:desc>Débil.H3:Débil.H7</svg:desc>
                </draw:g>
              </table:table-cell>
              <table:table-cell office:value-type="float" office:value="0.314638739600396">
                <text:p>0.314638739600396</text:p>
                <draw:g>
                  <svg:desc>Débil.I3:Débil.I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991696834">
                <text:p>0.88991696834</text:p>
              </table:table-cell>
              <table:table-cell office:value-type="float" office:value="0.28018980624">
                <text:p>0.28018980624</text:p>
              </table:table-cell>
              <table:table-cell office:value-type="float" office:value="0.0348116539154132">
                <text:p>0.03481165391541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2052195072">
                <text:p>0.92052195072</text:p>
              </table:table-cell>
              <table:table-cell office:value-type="float" office:value="0.0306049823800001">
                <text:p>0.0306049823800001</text:p>
              </table:table-cell>
              <table:table-cell office:value-type="float" office:value="0.0217279456217736">
                <text:p>0.02172794562177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41399765">
                <text:p>0.941399765</text:p>
              </table:table-cell>
              <table:table-cell office:value-type="float" office:value="0.02087781428">
                <text:p>0.02087781428</text:p>
              </table:table-cell>
              <table:table-cell office:value-type="float" office:value="0.00811513792862784">
                <text:p>0.0081151379286278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5183867216">
                <text:p>0.95183867216</text:p>
              </table:table-cell>
              <table:table-cell office:value-type="float" office:value="0.01043890716">
                <text:p>0.01043890716</text:p>
              </table:table-cell>
              <table:table-cell office:value-type="float" office:value="0.00361753534958597">
                <text:p>0.00361753534958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0.9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aximum="1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" chart:style-name="ch1">
        <chart:title svg:x="5.84cm" svg:y="0.316cm" chart:style-name="ch2">
          <text:p>Adaboost - Resumen</text:p>
        </chart:title>
        <chart:legend chart:legend-position="top" svg:x="3.64cm" svg:y="1.28cm" style:legend-expansion="wide" chart:style-name="ch3"/>
        <chart:plot-area chart:style-name="ch4" table:cell-range-address="Fuerte.A2:Fuerte.D7" chart:data-source-has-labels="both" svg:x="1.331cm" svg:y="2.058cm" svg:width="13.468cm" svg:height="5.781cm">
          <chartooo:coordinate-region svg:x="2.746cm" svg:y="2.258cm" svg:width="10.875cm" svg:height="4.934cm"/>
          <chart:axis chart:dimension="x" chart:name="primary-x" chart:style-name="ch5" chartooo:axis-type="auto">
            <chartooo:date-scale/>
            <chart:title svg:x="7.214cm" svg:y="8.019cm" chart:style-name="ch6">
              <text:p>Iteraciones</text:p>
            </chart:title>
            <chart:categories table:cell-range-address="Fuerte.A3:Fuerte.A7"/>
          </chart:axis>
          <chart:axis chart:dimension="y" chart:name="primary-y" chart:style-name="ch7">
            <chart:title svg:x="0.451cm" svg:y="5.759cm" chart:style-name="ch8">
              <text:p>% Aciertos</text:p>
            </chart:title>
            <chart:grid chart:style-name="ch9" chart:class="major"/>
          </chart:axis>
          <chart:axis chart:dimension="y" chart:name="secondary-y" chart:style-name="ch10">
            <chart:title svg:x="15.119cm" svg:y="5.746cm" chart:style-name="ch8">
              <text:p>Segundos</text:p>
            </chart:title>
          </chart:axis>
          <chart:series chart:attached-axis="primary-y" chart:style-name="ch11" chart:values-cell-range-address="Fuerte.C3:Fuerte.C7" chart:label-cell-address="Fuerte.C2:Fuerte.C2" chart:class="chart:bar">
            <chart:data-point chart:repeated="5"/>
          </chart:series>
          <chart:series chart:attached-axis="primary-y" chart:style-name="ch12" chart:values-cell-range-address="Fuerte.D3:Fuerte.D7" chart:label-cell-address="Fuerte.D2:Fuerte.D2" chart:class="chart:bar">
            <chart:data-point chart:repeated="5"/>
          </chart:series>
          <chart:series chart:attached-axis="secondary-y" chart:style-name="ch13" chart:values-cell-range-address="Fuerte.B3:Fuerte.B7" chart:label-cell-address="Fuerte.B2:Fuerte.B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iertos Learn</text:p>
                <draw:g>
                  <svg:desc>Fuerte.C2:Fuerte.C2</svg:desc>
                </draw:g>
              </table:table-cell>
              <table:table-cell office:value-type="string">
                <text:p>Aciertos Test</text:p>
                <draw:g>
                  <svg:desc>Fuerte.D2:Fuerte.D2</svg:desc>
                </draw:g>
              </table:table-cell>
              <table:table-cell office:value-type="string">
                <text:p>Tiempo</text:p>
                <draw:g>
                  <svg:desc>Fuerte.B2:Fuerte.B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Fuerte.A3:Fuerte.A7</svg:desc>
                </draw:g>
              </table:table-cell>
              <table:table-cell office:value-type="float" office:value="0.9740854">
                <text:p>0.9740854</text:p>
                <draw:g>
                  <svg:desc>Fuerte.C3:Fuerte.C7</svg:desc>
                </draw:g>
              </table:table-cell>
              <table:table-cell office:value-type="float" office:value="0.9584816">
                <text:p>0.9584816</text:p>
                <draw:g>
                  <svg:desc>Fuerte.D3:Fuerte.D7</svg:desc>
                </draw:g>
              </table:table-cell>
              <table:table-cell office:value-type="float" office:value="4.872">
                <text:p>4.872</text:p>
                <draw:g>
                  <svg:desc>Fuerte.B3:Fuerte.B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710366">
                <text:p>0.9710366</text:p>
              </table:table-cell>
              <table:table-cell office:value-type="float" office:value="0.96441284">
                <text:p>0.96441284</text:p>
              </table:table-cell>
              <table:table-cell office:value-type="float" office:value="10.968">
                <text:p>10.9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857724">
                <text:p>0.9857724</text:p>
              </table:table-cell>
              <table:table-cell office:value-type="float" office:value="0.97508896">
                <text:p>0.97508896</text:p>
              </table:table-cell>
              <table:table-cell office:value-type="float" office:value="63.049">
                <text:p>63.04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13618">
                <text:p>0.9913618</text:p>
              </table:table-cell>
              <table:table-cell office:value-type="float" office:value="0.9881376">
                <text:p>0.9881376</text:p>
              </table:table-cell>
              <table:table-cell office:value-type="float" office:value="128.545">
                <text:p>128.5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95935">
                <text:p>0.995935</text:p>
              </table:table-cell>
              <table:table-cell office:value-type="float" office:value="0.9845789">
                <text:p>0.9845789</text:p>
              </table:table-cell>
              <table:table-cell office:value-type="float" office:value="963.642">
                <text:p>963.6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72cm" svg:y="0.316cm" chart:style-name="ch2">
          <text:p>Adaboost - Aciertos</text:p>
        </chart:title>
        <chart:legend chart:legend-position="top" svg:x="4.643cm" svg:y="1.28cm" style:legend-expansion="wide" chart:style-name="ch3"/>
        <chart:plot-area chart:style-name="ch4" table:cell-range-address="Fuerte.H2:Fuerte.I502 Fuerte.L2:Fuerte.L502" chart:data-source-has-labels="both" svg:x="0.32cm" svg:y="2.058cm" svg:width="15.36cm" svg:height="5.781cm">
          <chartooo:coordinate-region svg:x="1.92cm" svg:y="2.179cm" svg:width="13.76cm" svg:height="4.658cm"/>
          <chart:axis chart:dimension="x" chart:name="primary-x" chart:style-name="ch5" chartooo:axis-type="auto">
            <chartooo:date-scale/>
            <chart:title svg:x="7.136cm" svg:y="8.019cm" chart:style-name="ch6">
              <text:p>nº Iteración</text:p>
            </chart:title>
            <chart:categories table:cell-range-address="Fuerte.H3:Fuerte.H50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uerte.I3:Fuerte.I502" chart:label-cell-address="Fuerte.I2:Fuerte.I2" chart:class="chart:line">
            <chart:data-point chart:repeated="500"/>
          </chart:series>
          <chart:series chart:style-name="ch10" chart:values-cell-range-address="Fuerte.L3:Fuerte.L502" chart:label-cell-address="Fuerte.L2:Fuerte.L2" chart:class="chart:line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iertos(Learn)</text:p>
                <draw:g>
                  <svg:desc>Fuerte.I2:Fuerte.I2</svg:desc>
                </draw:g>
              </table:table-cell>
              <table:table-cell office:value-type="string">
                <text:p>Aciertos(Test)</text:p>
                <draw:g>
                  <svg:desc>Fuerte.L2:Fuerte.L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uerte.H3:Fuerte.H502</svg:desc>
                </draw:g>
              </table:table-cell>
              <table:table-cell office:value-type="float" office:value="0.93598">
                <text:p>0.93598</text:p>
                <draw:g>
                  <svg:desc>Fuerte.I3:Fuerte.I502</svg:desc>
                </draw:g>
              </table:table-cell>
              <table:table-cell office:value-type="float" office:value="0.91696">
                <text:p>0.91696</text:p>
                <draw:g>
                  <svg:desc>Fuerte.L3:Fuerte.L50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766">
                <text:p>0.94766</text:p>
              </table:table-cell>
              <table:table-cell office:value-type="float" office:value="0.93713">
                <text:p>0.937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833">
                <text:p>0.95833</text:p>
              </table:table-cell>
              <table:table-cell office:value-type="float" office:value="0.95492">
                <text:p>0.954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6087">
                <text:p>0.96087</text:p>
              </table:table-cell>
              <table:table-cell office:value-type="float" office:value="0.95255">
                <text:p>0.952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799">
                <text:p>0.96799</text:p>
              </table:table-cell>
              <table:table-cell office:value-type="float" office:value="0.95848">
                <text:p>0.958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6646">
                <text:p>0.96646</text:p>
              </table:table-cell>
              <table:table-cell office:value-type="float" office:value="0.95848">
                <text:p>0.958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685">
                <text:p>0.9685</text:p>
              </table:table-cell>
              <table:table-cell office:value-type="float" office:value="0.96797">
                <text:p>0.967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341">
                <text:p>0.96341</text:p>
              </table:table-cell>
              <table:table-cell office:value-type="float" office:value="0.96085">
                <text:p>0.960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6545">
                <text:p>0.96545</text:p>
              </table:table-cell>
              <table:table-cell office:value-type="float" office:value="0.96797">
                <text:p>0.967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799">
                <text:p>0.96799</text:p>
              </table:table-cell>
              <table:table-cell office:value-type="float" office:value="0.96679">
                <text:p>0.966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685">
                <text:p>0.9685</text:p>
              </table:table-cell>
              <table:table-cell office:value-type="float" office:value="0.96441">
                <text:p>0.9644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685">
                <text:p>0.9685</text:p>
              </table:table-cell>
              <table:table-cell office:value-type="float" office:value="0.96679">
                <text:p>0.966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685">
                <text:p>0.9685</text:p>
              </table:table-cell>
              <table:table-cell office:value-type="float" office:value="0.96679">
                <text:p>0.966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7002">
                <text:p>0.97002</text:p>
              </table:table-cell>
              <table:table-cell office:value-type="float" office:value="0.96679">
                <text:p>0.966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7358">
                <text:p>0.97358</text:p>
              </table:table-cell>
              <table:table-cell office:value-type="float" office:value="0.97153">
                <text:p>0.971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7154">
                <text:p>0.97154</text:p>
              </table:table-cell>
              <table:table-cell office:value-type="float" office:value="0.9656">
                <text:p>0.96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7561">
                <text:p>0.97561</text:p>
              </table:table-cell>
              <table:table-cell office:value-type="float" office:value="0.97272">
                <text:p>0.972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7459">
                <text:p>0.97459</text:p>
              </table:table-cell>
              <table:table-cell office:value-type="float" office:value="0.97034">
                <text:p>0.970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7713">
                <text:p>0.97713</text:p>
              </table:table-cell>
              <table:table-cell office:value-type="float" office:value="0.97034">
                <text:p>0.970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459">
                <text:p>0.97459</text:p>
              </table:table-cell>
              <table:table-cell office:value-type="float" office:value="0.97034">
                <text:p>0.9703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7866">
                <text:p>0.97866</text:p>
              </table:table-cell>
              <table:table-cell office:value-type="float" office:value="0.97509">
                <text:p>0.9750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612">
                <text:p>0.97612</text:p>
              </table:table-cell>
              <table:table-cell office:value-type="float" office:value="0.96916">
                <text:p>0.969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7256">
                <text:p>0.97256</text:p>
              </table:table-cell>
              <table:table-cell office:value-type="float" office:value="0.9656">
                <text:p>0.96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7764">
                <text:p>0.97764</text:p>
              </table:table-cell>
              <table:table-cell office:value-type="float" office:value="0.97034">
                <text:p>0.970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7815">
                <text:p>0.97815</text:p>
              </table:table-cell>
              <table:table-cell office:value-type="float" office:value="0.97272">
                <text:p>0.972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7764">
                <text:p>0.97764</text:p>
              </table:table-cell>
              <table:table-cell office:value-type="float" office:value="0.97153">
                <text:p>0.971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7967">
                <text:p>0.97967</text:p>
              </table:table-cell>
              <table:table-cell office:value-type="float" office:value="0.97272">
                <text:p>0.9727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812">
                <text:p>0.9812</text:p>
              </table:table-cell>
              <table:table-cell office:value-type="float" office:value="0.97034">
                <text:p>0.9703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8069">
                <text:p>0.98069</text:p>
              </table:table-cell>
              <table:table-cell office:value-type="float" office:value="0.97153">
                <text:p>0.971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8018">
                <text:p>0.98018</text:p>
              </table:table-cell>
              <table:table-cell office:value-type="float" office:value="0.96679">
                <text:p>0.9667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8018">
                <text:p>0.98018</text:p>
              </table:table-cell>
              <table:table-cell office:value-type="float" office:value="0.97153">
                <text:p>0.9715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7764">
                <text:p>0.97764</text:p>
              </table:table-cell>
              <table:table-cell office:value-type="float" office:value="0.96916">
                <text:p>0.9691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812">
                <text:p>0.9812</text:p>
              </table:table-cell>
              <table:table-cell office:value-type="float" office:value="0.97034">
                <text:p>0.970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8323">
                <text:p>0.98323</text:p>
              </table:table-cell>
              <table:table-cell office:value-type="float" office:value="0.97272">
                <text:p>0.972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8222">
                <text:p>0.98222</text:p>
              </table:table-cell>
              <table:table-cell office:value-type="float" office:value="0.97272">
                <text:p>0.9727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812">
                <text:p>0.9812</text:p>
              </table:table-cell>
              <table:table-cell office:value-type="float" office:value="0.97509">
                <text:p>0.9750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8272">
                <text:p>0.98272</text:p>
              </table:table-cell>
              <table:table-cell office:value-type="float" office:value="0.97272">
                <text:p>0.9727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967">
                <text:p>0.97967</text:p>
              </table:table-cell>
              <table:table-cell office:value-type="float" office:value="0.9739">
                <text:p>0.973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8272">
                <text:p>0.98272</text:p>
              </table:table-cell>
              <table:table-cell office:value-type="float" office:value="0.9739">
                <text:p>0.97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8425">
                <text:p>0.98425</text:p>
              </table:table-cell>
              <table:table-cell office:value-type="float" office:value="0.9739">
                <text:p>0.973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8679">
                <text:p>0.98679</text:p>
              </table:table-cell>
              <table:table-cell office:value-type="float" office:value="0.97628">
                <text:p>0.9762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8526">
                <text:p>0.98526</text:p>
              </table:table-cell>
              <table:table-cell office:value-type="float" office:value="0.97628">
                <text:p>0.9762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8526">
                <text:p>0.98526</text:p>
              </table:table-cell>
              <table:table-cell office:value-type="float" office:value="0.97746">
                <text:p>0.9774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8577">
                <text:p>0.98577</text:p>
              </table:table-cell>
              <table:table-cell office:value-type="float" office:value="0.97628">
                <text:p>0.9762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8679">
                <text:p>0.98679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8933">
                <text:p>0.98933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9035">
                <text:p>0.99035</text:p>
              </table:table-cell>
              <table:table-cell office:value-type="float" office:value="0.97746">
                <text:p>0.9774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8831">
                <text:p>0.98831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8882">
                <text:p>0.98882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8984">
                <text:p>0.98984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8882">
                <text:p>0.98882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8933">
                <text:p>0.98933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9238">
                <text:p>0.99238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8831">
                <text:p>0.98831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8882">
                <text:p>0.98882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8984">
                <text:p>0.98984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8984">
                <text:p>0.98984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8984">
                <text:p>0.98984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9035">
                <text:p>0.99035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8984">
                <text:p>0.98984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9085">
                <text:p>0.99085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8933">
                <text:p>0.98933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9085">
                <text:p>0.99085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035">
                <text:p>0.99035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99187">
                <text:p>0.99187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9238">
                <text:p>0.99238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99187">
                <text:p>0.99187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99136">
                <text:p>0.99136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9187">
                <text:p>0.99187</text:p>
              </table:table-cell>
              <table:table-cell office:value-type="float" office:value="0.98339">
                <text:p>0.983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136">
                <text:p>0.99136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99136">
                <text:p>0.99136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9289">
                <text:p>0.99289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99238">
                <text:p>0.99238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99085">
                <text:p>0.99085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9187">
                <text:p>0.99187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9136">
                <text:p>0.99136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99136">
                <text:p>0.99136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9085">
                <text:p>0.99085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99187">
                <text:p>0.99187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9238">
                <text:p>0.99238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99238">
                <text:p>0.99238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99238">
                <text:p>0.99238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9187">
                <text:p>0.99187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9136">
                <text:p>0.99136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99238">
                <text:p>0.99238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99187">
                <text:p>0.99187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99238">
                <text:p>0.99238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99238">
                <text:p>0.99238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99187">
                <text:p>0.99187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289">
                <text:p>0.99289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99136">
                <text:p>0.99136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9289">
                <text:p>0.99289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99339">
                <text:p>0.99339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99339">
                <text:p>0.99339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99339">
                <text:p>0.99339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9939">
                <text:p>0.9939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99339">
                <text:p>0.99339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99339">
                <text:p>0.99339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9939">
                <text:p>0.9939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39">
                <text:p>0.9939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99238">
                <text:p>0.99238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99289">
                <text:p>0.99289</text:p>
              </table:table-cell>
              <table:table-cell office:value-type="float" office:value="0.98339">
                <text:p>0.9833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99339">
                <text:p>0.99339</text:p>
              </table:table-cell>
              <table:table-cell office:value-type="float" office:value="0.98339">
                <text:p>0.9833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99339">
                <text:p>0.99339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99441">
                <text:p>0.99441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9939">
                <text:p>0.9939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99289">
                <text:p>0.99289</text:p>
              </table:table-cell>
              <table:table-cell office:value-type="float" office:value="0.98458">
                <text:p>0.9845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99339">
                <text:p>0.99339</text:p>
              </table:table-cell>
              <table:table-cell office:value-type="float" office:value="0.98339">
                <text:p>0.9833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99289">
                <text:p>0.99289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9339">
                <text:p>0.99339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9939">
                <text:p>0.9939</text:p>
              </table:table-cell>
              <table:table-cell office:value-type="float" office:value="0.98102">
                <text:p>0.9810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9939">
                <text:p>0.9939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9939">
                <text:p>0.9939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9939">
                <text:p>0.9939</text:p>
              </table:table-cell>
              <table:table-cell office:value-type="float" office:value="0.98458">
                <text:p>0.9845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9939">
                <text:p>0.9939</text:p>
              </table:table-cell>
              <table:table-cell office:value-type="float" office:value="0.98221">
                <text:p>0.9822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9939">
                <text:p>0.9939</text:p>
              </table:table-cell>
              <table:table-cell office:value-type="float" office:value="0.98339">
                <text:p>0.9833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9939">
                <text:p>0.9939</text:p>
              </table:table-cell>
              <table:table-cell office:value-type="float" office:value="0.98458">
                <text:p>0.9845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99339">
                <text:p>0.99339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99339">
                <text:p>0.99339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939">
                <text:p>0.9939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99339">
                <text:p>0.99339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9939">
                <text:p>0.9939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99339">
                <text:p>0.99339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99289">
                <text:p>0.99289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99339">
                <text:p>0.993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9939">
                <text:p>0.9939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9339">
                <text:p>0.993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339">
                <text:p>0.99339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99339">
                <text:p>0.993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99339">
                <text:p>0.99339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99289">
                <text:p>0.99289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9939">
                <text:p>0.9939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99289">
                <text:p>0.9928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99339">
                <text:p>0.993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99289">
                <text:p>0.99289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9939">
                <text:p>0.9939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99339">
                <text:p>0.99339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99339">
                <text:p>0.99339</text:p>
              </table:table-cell>
              <table:table-cell office:value-type="float" office:value="0.98458">
                <text:p>0.9845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99339">
                <text:p>0.993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9939">
                <text:p>0.99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9939">
                <text:p>0.99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9939">
                <text:p>0.99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9939">
                <text:p>0.99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9939">
                <text:p>0.99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9939">
                <text:p>0.9939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9939">
                <text:p>0.99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39">
                <text:p>0.9939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99339">
                <text:p>0.993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9939">
                <text:p>0.9939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9939">
                <text:p>0.9939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9939">
                <text:p>0.9939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9939">
                <text:p>0.99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9939">
                <text:p>0.9939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9939">
                <text:p>0.9939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99441">
                <text:p>0.99441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9939">
                <text:p>0.99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9939">
                <text:p>0.9939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99492">
                <text:p>0.99492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9939">
                <text:p>0.9939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99441">
                <text:p>0.99441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99492">
                <text:p>0.99492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99543">
                <text:p>0.99543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99492">
                <text:p>0.99492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99441">
                <text:p>0.99441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99543">
                <text:p>0.99543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99543">
                <text:p>0.99543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99492">
                <text:p>0.99492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99492">
                <text:p>0.99492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99441">
                <text:p>0.99441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99441">
                <text:p>0.99441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99492">
                <text:p>0.99492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99441">
                <text:p>0.99441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99441">
                <text:p>0.99441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99441">
                <text:p>0.99441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99492">
                <text:p>0.99492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99492">
                <text:p>0.99492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99492">
                <text:p>0.99492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99492">
                <text:p>0.99492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99492">
                <text:p>0.99492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99492">
                <text:p>0.99492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99492">
                <text:p>0.99492</text:p>
              </table:table-cell>
              <table:table-cell office:value-type="float" office:value="0.98577">
                <text:p>0.9857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99543">
                <text:p>0.99543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99543">
                <text:p>0.99543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99543">
                <text:p>0.99543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99593">
                <text:p>0.99593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99543">
                <text:p>0.99543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99492">
                <text:p>0.99492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9939">
                <text:p>0.9939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9939">
                <text:p>0.9939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9939">
                <text:p>0.9939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9939">
                <text:p>0.9939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99441">
                <text:p>0.99441</text:p>
              </table:table-cell>
              <table:table-cell office:value-type="float" office:value="0.98695">
                <text:p>0.9869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99543">
                <text:p>0.99543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99492">
                <text:p>0.99492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99492">
                <text:p>0.99492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99492">
                <text:p>0.99492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99492">
                <text:p>0.99492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99492">
                <text:p>0.99492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99492">
                <text:p>0.99492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99492">
                <text:p>0.99492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99441">
                <text:p>0.99441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99492">
                <text:p>0.99492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99492">
                <text:p>0.99492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99441">
                <text:p>0.99441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99492">
                <text:p>0.99492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99492">
                <text:p>0.99492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99492">
                <text:p>0.99492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99492">
                <text:p>0.99492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99492">
                <text:p>0.99492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99543">
                <text:p>0.99543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99441">
                <text:p>0.99441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99441">
                <text:p>0.99441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99441">
                <text:p>0.99441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99441">
                <text:p>0.99441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99441">
                <text:p>0.99441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99441">
                <text:p>0.99441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99441">
                <text:p>0.99441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99441">
                <text:p>0.99441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99441">
                <text:p>0.99441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99441">
                <text:p>0.99441</text:p>
              </table:table-cell>
              <table:table-cell office:value-type="float" office:value="0.99051">
                <text:p>0.9905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99441">
                <text:p>0.99441</text:p>
              </table:table-cell>
              <table:table-cell office:value-type="float" office:value="0.98814">
                <text:p>0.98814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9441">
                <text:p>0.99441</text:p>
              </table:table-cell>
              <table:table-cell office:value-type="float" office:value="0.98932">
                <text:p>0.98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84cm" svg:y="0.316cm" chart:style-name="ch2">
          <text:p>Adaboost - Fallos</text:p>
        </chart:title>
        <chart:legend chart:legend-position="top" svg:x="1.499cm" svg:y="1.28cm" style:legend-expansion="wide" chart:style-name="ch3"/>
        <chart:plot-area chart:style-name="ch4" table:cell-range-address="Fuerte.H2:Fuerte.H502 Fuerte.J2:Fuerte.K502 Fuerte.M2:Fuerte.N502" chart:data-source-has-labels="both" svg:x="0.32cm" svg:y="2.058cm" svg:width="15.36cm" svg:height="5.781cm">
          <chartooo:coordinate-region svg:x="0.941cm" svg:y="2.179cm" svg:width="14.739cm" svg:height="4.658cm"/>
          <chart:axis chart:dimension="x" chart:name="primary-x" chart:style-name="ch5" chartooo:axis-type="auto">
            <chartooo:date-scale/>
            <chart:title svg:x="7.136cm" svg:y="8.019cm" chart:style-name="ch6">
              <text:p>nº Iteración</text:p>
            </chart:title>
            <chart:categories table:cell-range-address="Fuerte.H3:Fuerte.H502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uerte.J3:Fuerte.J502" chart:label-cell-address="Fuerte.J2:Fuerte.J2" chart:class="chart:line">
            <chart:data-point chart:repeated="500"/>
          </chart:series>
          <chart:series chart:style-name="ch9" chart:values-cell-range-address="Fuerte.K3:Fuerte.K502" chart:label-cell-address="Fuerte.K2:Fuerte.K2" chart:class="chart:line">
            <chart:data-point chart:repeated="500"/>
          </chart:series>
          <chart:series chart:style-name="ch10" chart:values-cell-range-address="Fuerte.M3:Fuerte.M502" chart:label-cell-address="Fuerte.M2:Fuerte.M2" chart:class="chart:line">
            <chart:data-point chart:repeated="500"/>
          </chart:series>
          <chart:series chart:style-name="ch11" chart:values-cell-range-address="Fuerte.N3:Fuerte.N502" chart:label-cell-address="Fuerte.N2:Fuerte.N2" chart:class="chart:line"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as(Learn)</text:p>
                <draw:g>
                  <svg:desc>Fuerte.J2:Fuerte.J2</svg:desc>
                </draw:g>
              </table:table-cell>
              <table:table-cell office:value-type="string">
                <text:p>No-Caras(Learn)</text:p>
                <draw:g>
                  <svg:desc>Fuerte.K2:Fuerte.K2</svg:desc>
                </draw:g>
              </table:table-cell>
              <table:table-cell office:value-type="string">
                <text:p>Caras(Test)</text:p>
                <draw:g>
                  <svg:desc>Fuerte.M2:Fuerte.M2</svg:desc>
                </draw:g>
              </table:table-cell>
              <table:table-cell office:value-type="string">
                <text:p>No-Caras(Test)</text:p>
                <draw:g>
                  <svg:desc>Fuerte.N2:Fuerte.N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uerte.H3:Fuerte.H502</svg:desc>
                </draw:g>
              </table:table-cell>
              <table:table-cell office:value-type="float" office:value="73">
                <text:p>73</text:p>
                <draw:g>
                  <svg:desc>Fuerte.J3:Fuerte.J502</svg:desc>
                </draw:g>
              </table:table-cell>
              <table:table-cell office:value-type="float" office:value="53">
                <text:p>53</text:p>
                <draw:g>
                  <svg:desc>Fuerte.K3:Fuerte.K502</svg:desc>
                </draw:g>
              </table:table-cell>
              <table:table-cell office:value-type="float" office:value="37">
                <text:p>37</text:p>
                <draw:g>
                  <svg:desc>Fuerte.M3:Fuerte.M502</svg:desc>
                </draw:g>
              </table:table-cell>
              <table:table-cell office:value-type="float" office:value="33">
                <text:p>33</text:p>
                <draw:g>
                  <svg:desc>Fuerte.N3:Fuerte.N50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63">
                <text:p>63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